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8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4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 table:number-columns-spanned="4" table:number-rows-spanned="1">
            <text:p>Resultados por navegador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Resultados ordenados por columna H para cada medida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firefox 50 1 0 macs</text:p>
          </table:table-cell>
          <table:table-cell office:value-type="string" calcext:value-type="string">
            <text:p>MSE</text:p>
          </table:table-cell>
          <table:table-cell office:value-type="float" office:value="0.00087288" calcext:value-type="float">
            <text:p>8,73E-04</text:p>
          </table:table-cell>
          <table:table-cell office:value-type="float" office:value="0.00000079286" calcext:value-type="float">
            <text:p>7,93E-07</text:p>
          </table:table-cell>
          <table:table-cell/>
          <table:table-cell office:value-type="string" calcext:value-type="string">
            <text:p>chromium 51 0 2704 79 linuxes</text:p>
          </table:table-cell>
          <table:table-cell office:value-type="string" calcext:value-type="string">
            <text:p>MSE</text:p>
          </table:table-cell>
          <table:table-cell office:value-type="float" office:value="0.00074397" calcext:value-type="float">
            <text:p>7,44E-04</text:p>
          </table:table-cell>
          <table:table-cell office:value-type="float" office:value="0.00000010441" calcext:value-type="float">
            <text:p>1,04E-07</text:p>
          </table:table-cell>
        </table:table-row>
        <table:table-row table:style-name="ro1">
          <table:table-cell office:value-type="string" calcext:value-type="string">
            <text:p>safari 10 0 2 macs</text:p>
          </table:table-cell>
          <table:table-cell office:value-type="string" calcext:value-type="string">
            <text:p>MSE</text:p>
          </table:table-cell>
          <table:table-cell office:value-type="float" office:value="0.059905" calcext:value-type="float">
            <text:p>5,99E-02</text:p>
          </table:table-cell>
          <table:table-cell office:value-type="float" office:value="0.070986" calcext:value-type="float">
            <text:p>7,10E-02</text:p>
          </table:table-cell>
          <table:table-cell/>
          <table:table-cell office:value-type="string" calcext:value-type="string">
            <text:p>firefox 47 0 linuxes</text:p>
          </table:table-cell>
          <table:table-cell office:value-type="string" calcext:value-type="string">
            <text:p>MSE</text:p>
          </table:table-cell>
          <table:table-cell office:value-type="float" office:value="0.00084738" calcext:value-type="float">
            <text:p>8,47E-04</text:p>
          </table:table-cell>
          <table:table-cell office:value-type="float" office:value="0.00000017876" calcext:value-type="float">
            <text:p>1,79E-07</text:p>
          </table:table-cell>
        </table:table-row>
        <table:table-row table:style-name="ro1">
          <table:table-cell office:value-type="string" calcext:value-type="string">
            <text:p>firefox 47 0 linuxes</text:p>
          </table:table-cell>
          <table:table-cell office:value-type="string" calcext:value-type="string">
            <text:p>MSE</text:p>
          </table:table-cell>
          <table:table-cell office:value-type="float" office:value="0.00084738" calcext:value-type="float">
            <text:p>8,47E-04</text:p>
          </table:table-cell>
          <table:table-cell office:value-type="float" office:value="0.00000017876" calcext:value-type="float">
            <text:p>1,79E-07</text:p>
          </table:table-cell>
          <table:table-cell/>
          <table:table-cell office:value-type="string" calcext:value-type="string">
            <text:p>firefox 50 1 0 macs</text:p>
          </table:table-cell>
          <table:table-cell office:value-type="string" calcext:value-type="string">
            <text:p>MSE</text:p>
          </table:table-cell>
          <table:table-cell office:value-type="float" office:value="0.00087288" calcext:value-type="float">
            <text:p>8,73E-04</text:p>
          </table:table-cell>
          <table:table-cell office:value-type="float" office:value="0.00000079286" calcext:value-type="float">
            <text:p>7,93E-07</text:p>
          </table:table-cell>
        </table:table-row>
        <table:table-row table:style-name="ro1">
          <table:table-cell office:value-type="string" calcext:value-type="string">
            <text:p>chromium 51 0 2704 79 linuxes</text:p>
          </table:table-cell>
          <table:table-cell office:value-type="string" calcext:value-type="string">
            <text:p>MSE</text:p>
          </table:table-cell>
          <table:table-cell office:value-type="float" office:value="0.00074397" calcext:value-type="float">
            <text:p>7,44E-04</text:p>
          </table:table-cell>
          <table:table-cell office:value-type="float" office:value="0.00000010441" calcext:value-type="float">
            <text:p>1,04E-07</text:p>
          </table:table-cell>
          <table:table-cell/>
          <table:table-cell office:value-type="string" calcext:value-type="string">
            <text:p>firefox 50 1 0 androids</text:p>
          </table:table-cell>
          <table:table-cell office:value-type="string" calcext:value-type="string">
            <text:p>MSE</text:p>
          </table:table-cell>
          <table:table-cell office:value-type="float" office:value="0.00092259" calcext:value-type="float">
            <text:p>9,23E-04</text:p>
          </table:table-cell>
          <table:table-cell office:value-type="float" office:value="0.00000088803" calcext:value-type="float">
            <text:p>8,88E-07</text:p>
          </table:table-cell>
        </table:table-row>
        <table:table-row table:style-name="ro1">
          <table:table-cell office:value-type="string" calcext:value-type="string">
            <text:p>firefox 50 1 0 androids</text:p>
          </table:table-cell>
          <table:table-cell office:value-type="string" calcext:value-type="string">
            <text:p>MSE</text:p>
          </table:table-cell>
          <table:table-cell office:value-type="float" office:value="0.00092259" calcext:value-type="float">
            <text:p>9,23E-04</text:p>
          </table:table-cell>
          <table:table-cell office:value-type="float" office:value="0.00000088803" calcext:value-type="float">
            <text:p>8,88E-07</text:p>
          </table:table-cell>
          <table:table-cell/>
          <table:table-cell office:value-type="string" calcext:value-type="string">
            <text:p>chrome 55 0 2883 87 windows</text:p>
          </table:table-cell>
          <table:table-cell office:value-type="string" calcext:value-type="string">
            <text:p>MSE</text:p>
          </table:table-cell>
          <table:table-cell office:value-type="float" office:value="0.0011621" calcext:value-type="float">
            <text:p>1,16E-03</text:p>
          </table:table-cell>
          <table:table-cell office:value-type="float" office:value="0.0000021485" calcext:value-type="float">
            <text:p>2,15E-06</text:p>
          </table:table-cell>
        </table:table-row>
        <table:table-row table:style-name="ro1">
          <table:table-cell office:value-type="string" calcext:value-type="string">
            <text:p>chrome 55 0 2883 95 macs</text:p>
          </table:table-cell>
          <table:table-cell office:value-type="string" calcext:value-type="string">
            <text:p>MSE</text:p>
          </table:table-cell>
          <table:table-cell office:value-type="float" office:value="0.0012014" calcext:value-type="float">
            <text:p>1,20E-03</text:p>
          </table:table-cell>
          <table:table-cell office:value-type="float" office:value="0.00000026645" calcext:value-type="float">
            <text:p>2,66E-07</text:p>
          </table:table-cell>
          <table:table-cell/>
          <table:table-cell office:value-type="string" calcext:value-type="string">
            <text:p>chrome 55 0 2883 95 macs</text:p>
          </table:table-cell>
          <table:table-cell office:value-type="string" calcext:value-type="string">
            <text:p>MSE</text:p>
          </table:table-cell>
          <table:table-cell office:value-type="float" office:value="0.0012014" calcext:value-type="float">
            <text:p>1,20E-03</text:p>
          </table:table-cell>
          <table:table-cell office:value-type="float" office:value="0.00000026645" calcext:value-type="float">
            <text:p>2,66E-07</text:p>
          </table:table-cell>
        </table:table-row>
        <table:table-row table:style-name="ro1">
          <table:table-cell office:value-type="string" calcext:value-type="string">
            <text:p>edge 14 14393</text:p>
          </table:table-cell>
          <table:table-cell office:value-type="string" calcext:value-type="string">
            <text:p>MSE</text:p>
          </table:table-cell>
          <table:table-cell office:value-type="float" office:value="0.019645" calcext:value-type="float">
            <text:p>1,96E-02</text:p>
          </table:table-cell>
          <table:table-cell office:value-type="float" office:value="0.0042666" calcext:value-type="float">
            <text:p>4,27E-03</text:p>
          </table:table-cell>
          <table:table-cell/>
          <table:table-cell office:value-type="string" calcext:value-type="string">
            <text:p>edge 14 14393</text:p>
          </table:table-cell>
          <table:table-cell office:value-type="string" calcext:value-type="string">
            <text:p>MSE</text:p>
          </table:table-cell>
          <table:table-cell office:value-type="float" office:value="0.019645" calcext:value-type="float">
            <text:p>1,96E-02</text:p>
          </table:table-cell>
          <table:table-cell office:value-type="float" office:value="0.0042666" calcext:value-type="float">
            <text:p>4,27E-03</text:p>
          </table:table-cell>
        </table:table-row>
        <table:table-row table:style-name="ro1">
          <table:table-cell office:value-type="string" calcext:value-type="string">
            <text:p>chrome 55 0 2883 87 windows</text:p>
          </table:table-cell>
          <table:table-cell office:value-type="string" calcext:value-type="string">
            <text:p>MSE</text:p>
          </table:table-cell>
          <table:table-cell office:value-type="float" office:value="0.0011621" calcext:value-type="float">
            <text:p>1,16E-03</text:p>
          </table:table-cell>
          <table:table-cell office:value-type="float" office:value="0.0000021485" calcext:value-type="float">
            <text:p>2,15E-06</text:p>
          </table:table-cell>
          <table:table-cell/>
          <table:table-cell office:value-type="string" calcext:value-type="string">
            <text:p>safari 10 0 2 macs</text:p>
          </table:table-cell>
          <table:table-cell office:value-type="string" calcext:value-type="string">
            <text:p>MSE</text:p>
          </table:table-cell>
          <table:table-cell office:value-type="float" office:value="0.059905" calcext:value-type="float">
            <text:p>5,99E-02</text:p>
          </table:table-cell>
          <table:table-cell office:value-type="float" office:value="0.070986" calcext:value-type="float">
            <text:p>7,10E-0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irefox 50 1 0 macs</text:p>
          </table:table-cell>
          <table:table-cell office:value-type="string" calcext:value-type="string">
            <text:p>RMSE</text:p>
          </table:table-cell>
          <table:table-cell office:value-type="float" office:value="0.029212" calcext:value-type="float">
            <text:p>2,92E-02</text:p>
          </table:table-cell>
          <table:table-cell office:value-type="float" office:value="0.00019553" calcext:value-type="float">
            <text:p>1,96E-04</text:p>
          </table:table-cell>
          <table:table-cell/>
          <table:table-cell office:value-type="string" calcext:value-type="string">
            <text:p>chromium 51 0 2704 79 linuxes</text:p>
          </table:table-cell>
          <table:table-cell office:value-type="string" calcext:value-type="string">
            <text:p>RMSE</text:p>
          </table:table-cell>
          <table:table-cell office:value-type="float" office:value="0.02716" calcext:value-type="float">
            <text:p>2,72E-02</text:p>
          </table:table-cell>
          <table:table-cell office:value-type="float" office:value="0.000031466" calcext:value-type="float">
            <text:p>3,15E-05</text:p>
          </table:table-cell>
        </table:table-row>
        <table:table-row table:style-name="ro1">
          <table:table-cell office:value-type="string" calcext:value-type="string">
            <text:p>safari 10 0 2 macs</text:p>
          </table:table-cell>
          <table:table-cell office:value-type="string" calcext:value-type="string">
            <text:p>RMSE</text:p>
          </table:table-cell>
          <table:table-cell office:value-type="float" office:value="0.19392" calcext:value-type="float">
            <text:p>1,94E-01</text:p>
          </table:table-cell>
          <table:table-cell office:value-type="float" office:value="0.22299" calcext:value-type="float">
            <text:p>2,23E-01</text:p>
          </table:table-cell>
          <table:table-cell/>
          <table:table-cell office:value-type="string" calcext:value-type="string">
            <text:p>firefox 47 0 linuxes</text:p>
          </table:table-cell>
          <table:table-cell office:value-type="string" calcext:value-type="string">
            <text:p>RMSE</text:p>
          </table:table-cell>
          <table:table-cell office:value-type="float" office:value="0.029021" calcext:value-type="float">
            <text:p>2,90E-02</text:p>
          </table:table-cell>
          <table:table-cell office:value-type="float" office:value="0.000051368" calcext:value-type="float">
            <text:p>5,14E-05</text:p>
          </table:table-cell>
        </table:table-row>
        <table:table-row table:style-name="ro1">
          <table:table-cell office:value-type="string" calcext:value-type="string">
            <text:p>firefox 47 0 linuxes</text:p>
          </table:table-cell>
          <table:table-cell office:value-type="string" calcext:value-type="string">
            <text:p>RMSE</text:p>
          </table:table-cell>
          <table:table-cell office:value-type="float" office:value="0.029021" calcext:value-type="float">
            <text:p>2,90E-02</text:p>
          </table:table-cell>
          <table:table-cell office:value-type="float" office:value="0.000051368" calcext:value-type="float">
            <text:p>5,14E-05</text:p>
          </table:table-cell>
          <table:table-cell/>
          <table:table-cell office:value-type="string" calcext:value-type="string">
            <text:p>firefox 50 1 0 macs</text:p>
          </table:table-cell>
          <table:table-cell office:value-type="string" calcext:value-type="string">
            <text:p>RMSE</text:p>
          </table:table-cell>
          <table:table-cell office:value-type="float" office:value="0.029212" calcext:value-type="float">
            <text:p>2,92E-02</text:p>
          </table:table-cell>
          <table:table-cell office:value-type="float" office:value="0.00019553" calcext:value-type="float">
            <text:p>1,96E-04</text:p>
          </table:table-cell>
        </table:table-row>
        <table:table-row table:style-name="ro1">
          <table:table-cell office:value-type="string" calcext:value-type="string">
            <text:p>chromium 51 0 2704 79 linuxes</text:p>
          </table:table-cell>
          <table:table-cell office:value-type="string" calcext:value-type="string">
            <text:p>RMSE</text:p>
          </table:table-cell>
          <table:table-cell office:value-type="float" office:value="0.02716" calcext:value-type="float">
            <text:p>2,72E-02</text:p>
          </table:table-cell>
          <table:table-cell office:value-type="float" office:value="0.000031466" calcext:value-type="float">
            <text:p>3,15E-05</text:p>
          </table:table-cell>
          <table:table-cell/>
          <table:table-cell office:value-type="string" calcext:value-type="string">
            <text:p>firefox 50 1 0 androids</text:p>
          </table:table-cell>
          <table:table-cell office:value-type="string" calcext:value-type="string">
            <text:p>RMSE</text:p>
          </table:table-cell>
          <table:table-cell office:value-type="float" office:value="0.030029" calcext:value-type="float">
            <text:p>3,00E-02</text:p>
          </table:table-cell>
          <table:table-cell office:value-type="float" office:value="0.00020844" calcext:value-type="float">
            <text:p>2,08E-04</text:p>
          </table:table-cell>
        </table:table-row>
        <table:table-row table:style-name="ro1">
          <table:table-cell office:value-type="string" calcext:value-type="string">
            <text:p>firefox 50 1 0 androids</text:p>
          </table:table-cell>
          <table:table-cell office:value-type="string" calcext:value-type="string">
            <text:p>RMSE</text:p>
          </table:table-cell>
          <table:table-cell office:value-type="float" office:value="0.030029" calcext:value-type="float">
            <text:p>3,00E-02</text:p>
          </table:table-cell>
          <table:table-cell office:value-type="float" office:value="0.00020844" calcext:value-type="float">
            <text:p>2,08E-04</text:p>
          </table:table-cell>
          <table:table-cell/>
          <table:table-cell office:value-type="string" calcext:value-type="string">
            <text:p>chrome 55 0 2883 87 windows</text:p>
          </table:table-cell>
          <table:table-cell office:value-type="string" calcext:value-type="string">
            <text:p>RMSE</text:p>
          </table:table-cell>
          <table:table-cell office:value-type="float" office:value="0.032917" calcext:value-type="float">
            <text:p>3,29E-02</text:p>
          </table:table-cell>
          <table:table-cell office:value-type="float" office:value="0.00039257" calcext:value-type="float">
            <text:p>3,93E-04</text:p>
          </table:table-cell>
        </table:table-row>
        <table:table-row table:style-name="ro1">
          <table:table-cell office:value-type="string" calcext:value-type="string">
            <text:p>chrome 55 0 2883 95 macs</text:p>
          </table:table-cell>
          <table:table-cell office:value-type="string" calcext:value-type="string">
            <text:p>RMSE</text:p>
          </table:table-cell>
          <table:table-cell office:value-type="float" office:value="0.03425" calcext:value-type="float">
            <text:p>3,43E-02</text:p>
          </table:table-cell>
          <table:table-cell office:value-type="float" office:value="0.000056786" calcext:value-type="float">
            <text:p>5,68E-05</text:p>
          </table:table-cell>
          <table:table-cell/>
          <table:table-cell office:value-type="string" calcext:value-type="string">
            <text:p>chrome 55 0 2883 95 macs</text:p>
          </table:table-cell>
          <table:table-cell office:value-type="string" calcext:value-type="string">
            <text:p>RMSE</text:p>
          </table:table-cell>
          <table:table-cell office:value-type="float" office:value="0.03425" calcext:value-type="float">
            <text:p>3,43E-02</text:p>
          </table:table-cell>
          <table:table-cell office:value-type="float" office:value="0.000056786" calcext:value-type="float">
            <text:p>5,68E-05</text:p>
          </table:table-cell>
        </table:table-row>
        <table:table-row table:style-name="ro1">
          <table:table-cell office:value-type="string" calcext:value-type="string">
            <text:p>edge 14 14393</text:p>
          </table:table-cell>
          <table:table-cell office:value-type="string" calcext:value-type="string">
            <text:p>RMSE</text:p>
          </table:table-cell>
          <table:table-cell office:value-type="float" office:value="0.12817" calcext:value-type="float">
            <text:p>1,28E-01</text:p>
          </table:table-cell>
          <table:table-cell office:value-type="float" office:value="0.032163" calcext:value-type="float">
            <text:p>3,22E-02</text:p>
          </table:table-cell>
          <table:table-cell/>
          <table:table-cell office:value-type="string" calcext:value-type="string">
            <text:p>edge 14 14393</text:p>
          </table:table-cell>
          <table:table-cell office:value-type="string" calcext:value-type="string">
            <text:p>RMSE</text:p>
          </table:table-cell>
          <table:table-cell office:value-type="float" office:value="0.12817" calcext:value-type="float">
            <text:p>1,28E-01</text:p>
          </table:table-cell>
          <table:table-cell office:value-type="float" office:value="0.032163" calcext:value-type="float">
            <text:p>3,22E-02</text:p>
          </table:table-cell>
        </table:table-row>
        <table:table-row table:style-name="ro1">
          <table:table-cell office:value-type="string" calcext:value-type="string">
            <text:p>chrome 55 0 2883 87 windows</text:p>
          </table:table-cell>
          <table:table-cell office:value-type="string" calcext:value-type="string">
            <text:p>RMSE</text:p>
          </table:table-cell>
          <table:table-cell office:value-type="float" office:value="0.032917" calcext:value-type="float">
            <text:p>3,29E-02</text:p>
          </table:table-cell>
          <table:table-cell office:value-type="float" office:value="0.00039257" calcext:value-type="float">
            <text:p>3,93E-04</text:p>
          </table:table-cell>
          <table:table-cell/>
          <table:table-cell office:value-type="string" calcext:value-type="string">
            <text:p>safari 10 0 2 macs</text:p>
          </table:table-cell>
          <table:table-cell office:value-type="string" calcext:value-type="string">
            <text:p>RMSE</text:p>
          </table:table-cell>
          <table:table-cell office:value-type="float" office:value="0.19392" calcext:value-type="float">
            <text:p>1,94E-01</text:p>
          </table:table-cell>
          <table:table-cell office:value-type="float" office:value="0.22299" calcext:value-type="float">
            <text:p>2,23E-0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irefox 50 1 0 macs</text:p>
          </table:table-cell>
          <table:table-cell office:value-type="string" calcext:value-type="string">
            <text:p>MAE</text:p>
          </table:table-cell>
          <table:table-cell office:value-type="float" office:value="0.022684" calcext:value-type="float">
            <text:p>2,27E-02</text:p>
          </table:table-cell>
          <table:table-cell office:value-type="float" office:value="0.00014222" calcext:value-type="float">
            <text:p>1,42E-04</text:p>
          </table:table-cell>
          <table:table-cell/>
          <table:table-cell office:value-type="string" calcext:value-type="string">
            <text:p>chromium 51 0 2704 79 linuxes</text:p>
          </table:table-cell>
          <table:table-cell office:value-type="string" calcext:value-type="string">
            <text:p>MAE</text:p>
          </table:table-cell>
          <table:table-cell office:value-type="float" office:value="0.021244" calcext:value-type="float">
            <text:p>2,12E-02</text:p>
          </table:table-cell>
          <table:table-cell office:value-type="float" office:value="0.000022569" calcext:value-type="float">
            <text:p>2,26E-05</text:p>
          </table:table-cell>
        </table:table-row>
        <table:table-row table:style-name="ro1">
          <table:table-cell office:value-type="string" calcext:value-type="string">
            <text:p>safari 10 0 2 macs</text:p>
          </table:table-cell>
          <table:table-cell office:value-type="string" calcext:value-type="string">
            <text:p>MAE</text:p>
          </table:table-cell>
          <table:table-cell office:value-type="float" office:value="0.15919" calcext:value-type="float">
            <text:p>1,59E-01</text:p>
          </table:table-cell>
          <table:table-cell office:value-type="float" office:value="0.16227" calcext:value-type="float">
            <text:p>1,62E-01</text:p>
          </table:table-cell>
          <table:table-cell/>
          <table:table-cell office:value-type="string" calcext:value-type="string">
            <text:p>firefox 50 1 0 macs</text:p>
          </table:table-cell>
          <table:table-cell office:value-type="string" calcext:value-type="string">
            <text:p>MAE</text:p>
          </table:table-cell>
          <table:table-cell office:value-type="float" office:value="0.022684" calcext:value-type="float">
            <text:p>2,27E-02</text:p>
          </table:table-cell>
          <table:table-cell office:value-type="float" office:value="0.00014222" calcext:value-type="float">
            <text:p>1,42E-04</text:p>
          </table:table-cell>
        </table:table-row>
        <table:table-row table:style-name="ro1">
          <table:table-cell office:value-type="string" calcext:value-type="string">
            <text:p>firefox 47 0 linuxes</text:p>
          </table:table-cell>
          <table:table-cell office:value-type="string" calcext:value-type="string">
            <text:p>MAE</text:p>
          </table:table-cell>
          <table:table-cell office:value-type="float" office:value="0.022847" calcext:value-type="float">
            <text:p>2,28E-02</text:p>
          </table:table-cell>
          <table:table-cell office:value-type="float" office:value="0.000045086" calcext:value-type="float">
            <text:p>4,51E-05</text:p>
          </table:table-cell>
          <table:table-cell/>
          <table:table-cell office:value-type="string" calcext:value-type="string">
            <text:p>firefox 47 0 linuxes</text:p>
          </table:table-cell>
          <table:table-cell office:value-type="string" calcext:value-type="string">
            <text:p>MAE</text:p>
          </table:table-cell>
          <table:table-cell office:value-type="float" office:value="0.022847" calcext:value-type="float">
            <text:p>2,28E-02</text:p>
          </table:table-cell>
          <table:table-cell office:value-type="float" office:value="0.000045086" calcext:value-type="float">
            <text:p>4,51E-05</text:p>
          </table:table-cell>
        </table:table-row>
        <table:table-row table:style-name="ro1">
          <table:table-cell office:value-type="string" calcext:value-type="string">
            <text:p>chromium 51 0 2704 79 linuxes</text:p>
          </table:table-cell>
          <table:table-cell office:value-type="string" calcext:value-type="string">
            <text:p>MAE</text:p>
          </table:table-cell>
          <table:table-cell office:value-type="float" office:value="0.021244" calcext:value-type="float">
            <text:p>2,12E-02</text:p>
          </table:table-cell>
          <table:table-cell office:value-type="float" office:value="0.000022569" calcext:value-type="float">
            <text:p>2,26E-05</text:p>
          </table:table-cell>
          <table:table-cell/>
          <table:table-cell office:value-type="string" calcext:value-type="string">
            <text:p>firefox 50 1 0 androids</text:p>
          </table:table-cell>
          <table:table-cell office:value-type="string" calcext:value-type="string">
            <text:p>MAE</text:p>
          </table:table-cell>
          <table:table-cell office:value-type="float" office:value="0.023806" calcext:value-type="float">
            <text:p>2,38E-02</text:p>
          </table:table-cell>
          <table:table-cell office:value-type="float" office:value="0.00015028" calcext:value-type="float">
            <text:p>1,50E-04</text:p>
          </table:table-cell>
        </table:table-row>
        <table:table-row table:style-name="ro1">
          <table:table-cell office:value-type="string" calcext:value-type="string">
            <text:p>firefox 50 1 0 androids</text:p>
          </table:table-cell>
          <table:table-cell office:value-type="string" calcext:value-type="string">
            <text:p>MAE</text:p>
          </table:table-cell>
          <table:table-cell office:value-type="float" office:value="0.023806" calcext:value-type="float">
            <text:p>2,38E-02</text:p>
          </table:table-cell>
          <table:table-cell office:value-type="float" office:value="0.00015028" calcext:value-type="float">
            <text:p>1,50E-04</text:p>
          </table:table-cell>
          <table:table-cell/>
          <table:table-cell office:value-type="string" calcext:value-type="string">
            <text:p>chrome 55 0 2883 87 windows</text:p>
          </table:table-cell>
          <table:table-cell office:value-type="string" calcext:value-type="string">
            <text:p>MAE</text:p>
          </table:table-cell>
          <table:table-cell office:value-type="float" office:value="0.026295" calcext:value-type="float">
            <text:p>2,63E-02</text:p>
          </table:table-cell>
          <table:table-cell office:value-type="float" office:value="0.00029144" calcext:value-type="float">
            <text:p>2,91E-04</text:p>
          </table:table-cell>
        </table:table-row>
        <table:table-row table:style-name="ro1">
          <table:table-cell office:value-type="string" calcext:value-type="string">
            <text:p>chrome 55 0 2883 95 macs</text:p>
          </table:table-cell>
          <table:table-cell office:value-type="string" calcext:value-type="string">
            <text:p>MAE</text:p>
          </table:table-cell>
          <table:table-cell office:value-type="float" office:value="0.027713" calcext:value-type="float">
            <text:p>2,77E-02</text:p>
          </table:table-cell>
          <table:table-cell office:value-type="float" office:value="0.000034683" calcext:value-type="float">
            <text:p>3,47E-05</text:p>
          </table:table-cell>
          <table:table-cell/>
          <table:table-cell office:value-type="string" calcext:value-type="string">
            <text:p>chrome 55 0 2883 95 macs</text:p>
          </table:table-cell>
          <table:table-cell office:value-type="string" calcext:value-type="string">
            <text:p>MAE</text:p>
          </table:table-cell>
          <table:table-cell office:value-type="float" office:value="0.027713" calcext:value-type="float">
            <text:p>2,77E-02</text:p>
          </table:table-cell>
          <table:table-cell office:value-type="float" office:value="0.000034683" calcext:value-type="float">
            <text:p>3,47E-05</text:p>
          </table:table-cell>
        </table:table-row>
        <table:table-row table:style-name="ro1">
          <table:table-cell office:value-type="string" calcext:value-type="string">
            <text:p>edge 14 14393</text:p>
          </table:table-cell>
          <table:table-cell office:value-type="string" calcext:value-type="string">
            <text:p>MAE</text:p>
          </table:table-cell>
          <table:table-cell office:value-type="float" office:value="0.10706" calcext:value-type="float">
            <text:p>1,07E-01</text:p>
          </table:table-cell>
          <table:table-cell office:value-type="float" office:value="0.025129" calcext:value-type="float">
            <text:p>2,51E-02</text:p>
          </table:table-cell>
          <table:table-cell/>
          <table:table-cell office:value-type="string" calcext:value-type="string">
            <text:p>edge 14 14393</text:p>
          </table:table-cell>
          <table:table-cell office:value-type="string" calcext:value-type="string">
            <text:p>MAE</text:p>
          </table:table-cell>
          <table:table-cell office:value-type="float" office:value="0.10706" calcext:value-type="float">
            <text:p>1,07E-01</text:p>
          </table:table-cell>
          <table:table-cell office:value-type="float" office:value="0.025129" calcext:value-type="float">
            <text:p>2,51E-02</text:p>
          </table:table-cell>
        </table:table-row>
        <table:table-row table:style-name="ro1">
          <table:table-cell office:value-type="string" calcext:value-type="string">
            <text:p>chrome 55 0 2883 87 windows</text:p>
          </table:table-cell>
          <table:table-cell office:value-type="string" calcext:value-type="string">
            <text:p>MAE</text:p>
          </table:table-cell>
          <table:table-cell office:value-type="float" office:value="0.026295" calcext:value-type="float">
            <text:p>2,63E-02</text:p>
          </table:table-cell>
          <table:table-cell office:value-type="float" office:value="0.00029144" calcext:value-type="float">
            <text:p>2,91E-04</text:p>
          </table:table-cell>
          <table:table-cell/>
          <table:table-cell office:value-type="string" calcext:value-type="string">
            <text:p>safari 10 0 2 macs</text:p>
          </table:table-cell>
          <table:table-cell office:value-type="string" calcext:value-type="string">
            <text:p>MAE</text:p>
          </table:table-cell>
          <table:table-cell office:value-type="float" office:value="0.15919" calcext:value-type="float">
            <text:p>1,59E-01</text:p>
          </table:table-cell>
          <table:table-cell office:value-type="float" office:value="0.16227" calcext:value-type="float">
            <text:p>1,62E-0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irefox 50 1 0 macs</text:p>
          </table:table-cell>
          <table:table-cell office:value-type="string" calcext:value-type="string">
            <text:p>MdAE</text:p>
          </table:table-cell>
          <table:table-cell office:value-type="float" office:value="0.018188" calcext:value-type="float">
            <text:p>1,82E-02</text:p>
          </table:table-cell>
          <table:table-cell office:value-type="float" office:value="0.00012557" calcext:value-type="float">
            <text:p>1,26E-04</text:p>
          </table:table-cell>
          <table:table-cell/>
          <table:table-cell office:value-type="string" calcext:value-type="string">
            <text:p>chromium 51 0 2704 79 linuxes</text:p>
          </table:table-cell>
          <table:table-cell office:value-type="string" calcext:value-type="string">
            <text:p>MdAE</text:p>
          </table:table-cell>
          <table:table-cell office:value-type="float" office:value="0.017202" calcext:value-type="float">
            <text:p>1,72E-02</text:p>
          </table:table-cell>
          <table:table-cell office:value-type="float" office:value="0.000017706" calcext:value-type="float">
            <text:p>1,77E-05</text:p>
          </table:table-cell>
        </table:table-row>
        <table:table-row table:style-name="ro1">
          <table:table-cell office:value-type="string" calcext:value-type="string">
            <text:p>safari 10 0 2 macs</text:p>
          </table:table-cell>
          <table:table-cell office:value-type="string" calcext:value-type="string">
            <text:p>MdAE</text:p>
          </table:table-cell>
          <table:table-cell office:value-type="float" office:value="0.15827" calcext:value-type="float">
            <text:p>1,58E-01</text:p>
          </table:table-cell>
          <table:table-cell office:value-type="float" office:value="0.22071" calcext:value-type="float">
            <text:p>2,21E-01</text:p>
          </table:table-cell>
          <table:table-cell/>
          <table:table-cell office:value-type="string" calcext:value-type="string">
            <text:p>firefox 50 1 0 macs</text:p>
          </table:table-cell>
          <table:table-cell office:value-type="string" calcext:value-type="string">
            <text:p>MdAE</text:p>
          </table:table-cell>
          <table:table-cell office:value-type="float" office:value="0.018188" calcext:value-type="float">
            <text:p>1,82E-02</text:p>
          </table:table-cell>
          <table:table-cell office:value-type="float" office:value="0.00012557" calcext:value-type="float">
            <text:p>1,26E-04</text:p>
          </table:table-cell>
        </table:table-row>
        <table:table-row table:style-name="ro1">
          <table:table-cell office:value-type="string" calcext:value-type="string">
            <text:p>firefox 47 0 linuxes</text:p>
          </table:table-cell>
          <table:table-cell office:value-type="string" calcext:value-type="string">
            <text:p>MdAE</text:p>
          </table:table-cell>
          <table:table-cell office:value-type="float" office:value="0.018744" calcext:value-type="float">
            <text:p>1,87E-02</text:p>
          </table:table-cell>
          <table:table-cell office:value-type="float" office:value="0.000075121" calcext:value-type="float">
            <text:p>7,51E-05</text:p>
          </table:table-cell>
          <table:table-cell/>
          <table:table-cell office:value-type="string" calcext:value-type="string">
            <text:p>firefox 47 0 linuxes</text:p>
          </table:table-cell>
          <table:table-cell office:value-type="string" calcext:value-type="string">
            <text:p>MdAE</text:p>
          </table:table-cell>
          <table:table-cell office:value-type="float" office:value="0.018744" calcext:value-type="float">
            <text:p>1,87E-02</text:p>
          </table:table-cell>
          <table:table-cell office:value-type="float" office:value="0.000075121" calcext:value-type="float">
            <text:p>7,51E-05</text:p>
          </table:table-cell>
        </table:table-row>
        <table:table-row table:style-name="ro1">
          <table:table-cell office:value-type="string" calcext:value-type="string">
            <text:p>chromium 51 0 2704 79 linuxes</text:p>
          </table:table-cell>
          <table:table-cell office:value-type="string" calcext:value-type="string">
            <text:p>MdAE</text:p>
          </table:table-cell>
          <table:table-cell office:value-type="float" office:value="0.017202" calcext:value-type="float">
            <text:p>1,72E-02</text:p>
          </table:table-cell>
          <table:table-cell office:value-type="float" office:value="0.000017706" calcext:value-type="float">
            <text:p>1,77E-05</text:p>
          </table:table-cell>
          <table:table-cell/>
          <table:table-cell office:value-type="string" calcext:value-type="string">
            <text:p>firefox 50 1 0 androids</text:p>
          </table:table-cell>
          <table:table-cell office:value-type="string" calcext:value-type="string">
            <text:p>MdAE</text:p>
          </table:table-cell>
          <table:table-cell office:value-type="float" office:value="0.019527" calcext:value-type="float">
            <text:p>1,95E-02</text:p>
          </table:table-cell>
          <table:table-cell office:value-type="float" office:value="0.00012607" calcext:value-type="float">
            <text:p>1,26E-04</text:p>
          </table:table-cell>
        </table:table-row>
        <table:table-row table:style-name="ro1">
          <table:table-cell office:value-type="string" calcext:value-type="string">
            <text:p>firefox 50 1 0 androids</text:p>
          </table:table-cell>
          <table:table-cell office:value-type="string" calcext:value-type="string">
            <text:p>MdAE</text:p>
          </table:table-cell>
          <table:table-cell office:value-type="float" office:value="0.019527" calcext:value-type="float">
            <text:p>1,95E-02</text:p>
          </table:table-cell>
          <table:table-cell office:value-type="float" office:value="0.00012607" calcext:value-type="float">
            <text:p>1,26E-04</text:p>
          </table:table-cell>
          <table:table-cell/>
          <table:table-cell office:value-type="string" calcext:value-type="string">
            <text:p>chrome 55 0 2883 87 windows</text:p>
          </table:table-cell>
          <table:table-cell office:value-type="string" calcext:value-type="string">
            <text:p>MdAE</text:p>
          </table:table-cell>
          <table:table-cell office:value-type="float" office:value="0.022605" calcext:value-type="float">
            <text:p>2,26E-02</text:p>
          </table:table-cell>
          <table:table-cell office:value-type="float" office:value="0.00030513" calcext:value-type="float">
            <text:p>3,05E-04</text:p>
          </table:table-cell>
        </table:table-row>
        <table:table-row table:style-name="ro1">
          <table:table-cell office:value-type="string" calcext:value-type="string">
            <text:p>chrome 55 0 2883 95 macs</text:p>
          </table:table-cell>
          <table:table-cell office:value-type="string" calcext:value-type="string">
            <text:p>MdAE</text:p>
          </table:table-cell>
          <table:table-cell office:value-type="float" office:value="0.024693" calcext:value-type="float">
            <text:p>2,47E-02</text:p>
          </table:table-cell>
          <table:table-cell office:value-type="float" office:value="0.00002528" calcext:value-type="float">
            <text:p>2,53E-05</text:p>
          </table:table-cell>
          <table:table-cell/>
          <table:table-cell office:value-type="string" calcext:value-type="string">
            <text:p>chrome 55 0 2883 95 macs</text:p>
          </table:table-cell>
          <table:table-cell office:value-type="string" calcext:value-type="string">
            <text:p>MdAE</text:p>
          </table:table-cell>
          <table:table-cell office:value-type="float" office:value="0.024693" calcext:value-type="float">
            <text:p>2,47E-02</text:p>
          </table:table-cell>
          <table:table-cell office:value-type="float" office:value="0.00002528" calcext:value-type="float">
            <text:p>2,53E-05</text:p>
          </table:table-cell>
        </table:table-row>
        <table:table-row table:style-name="ro1">
          <table:table-cell office:value-type="string" calcext:value-type="string">
            <text:p>edge 14 14393</text:p>
          </table:table-cell>
          <table:table-cell office:value-type="string" calcext:value-type="string">
            <text:p>MdAE</text:p>
          </table:table-cell>
          <table:table-cell office:value-type="float" office:value="0.10227" calcext:value-type="float">
            <text:p>1,02E-01</text:p>
          </table:table-cell>
          <table:table-cell office:value-type="float" office:value="0.039757" calcext:value-type="float">
            <text:p>3,98E-02</text:p>
          </table:table-cell>
          <table:table-cell/>
          <table:table-cell office:value-type="string" calcext:value-type="string">
            <text:p>edge 14 14393</text:p>
          </table:table-cell>
          <table:table-cell office:value-type="string" calcext:value-type="string">
            <text:p>MdAE</text:p>
          </table:table-cell>
          <table:table-cell office:value-type="float" office:value="0.10227" calcext:value-type="float">
            <text:p>1,02E-01</text:p>
          </table:table-cell>
          <table:table-cell office:value-type="float" office:value="0.039757" calcext:value-type="float">
            <text:p>3,98E-02</text:p>
          </table:table-cell>
        </table:table-row>
        <table:table-row table:style-name="ro1">
          <table:table-cell office:value-type="string" calcext:value-type="string">
            <text:p>chrome 55 0 2883 87 windows</text:p>
          </table:table-cell>
          <table:table-cell office:value-type="string" calcext:value-type="string">
            <text:p>MdAE</text:p>
          </table:table-cell>
          <table:table-cell office:value-type="float" office:value="0.022605" calcext:value-type="float">
            <text:p>2,26E-02</text:p>
          </table:table-cell>
          <table:table-cell office:value-type="float" office:value="0.00030513" calcext:value-type="float">
            <text:p>3,05E-04</text:p>
          </table:table-cell>
          <table:table-cell/>
          <table:table-cell office:value-type="string" calcext:value-type="string">
            <text:p>safari 10 0 2 macs</text:p>
          </table:table-cell>
          <table:table-cell office:value-type="string" calcext:value-type="string">
            <text:p>MdAE</text:p>
          </table:table-cell>
          <table:table-cell office:value-type="float" office:value="0.15827" calcext:value-type="float">
            <text:p>1,58E-01</text:p>
          </table:table-cell>
          <table:table-cell office:value-type="float" office:value="0.22071" calcext:value-type="float">
            <text:p>2,21E-0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irefox 50 1 0 macs</text:p>
          </table:table-cell>
          <table:table-cell office:value-type="string" calcext:value-type="string">
            <text:p>MAPE</text:p>
          </table:table-cell>
          <table:table-cell office:value-type="float" office:value="1.1985" calcext:value-type="float">
            <text:p>1,20E+00</text:p>
          </table:table-cell>
          <table:table-cell office:value-type="float" office:value="0.46223" calcext:value-type="float">
            <text:p>4,62E-01</text:p>
          </table:table-cell>
          <table:table-cell/>
          <table:table-cell office:value-type="string" calcext:value-type="string">
            <text:p>chromium 51 0 2704 79 linuxes</text:p>
          </table:table-cell>
          <table:table-cell office:value-type="string" calcext:value-type="string">
            <text:p>MAPE</text:p>
          </table:table-cell>
          <table:table-cell office:value-type="float" office:value="1.1351" calcext:value-type="float">
            <text:p>1,14E+00</text:p>
          </table:table-cell>
          <table:table-cell office:value-type="float" office:value="0.085144" calcext:value-type="float">
            <text:p>8,51E-02</text:p>
          </table:table-cell>
        </table:table-row>
        <table:table-row table:style-name="ro1">
          <table:table-cell office:value-type="string" calcext:value-type="string">
            <text:p>safari 10 0 2 macs</text:p>
          </table:table-cell>
          <table:table-cell office:value-type="string" calcext:value-type="string">
            <text:p>MAPE</text:p>
          </table:table-cell>
          <table:table-cell office:value-type="float" office:value="9.3676" calcext:value-type="float">
            <text:p>9,37E+00</text:p>
          </table:table-cell>
          <table:table-cell office:value-type="float" office:value="592.27" calcext:value-type="float">
            <text:p>5,92E+02</text:p>
          </table:table-cell>
          <table:table-cell/>
          <table:table-cell office:value-type="string" calcext:value-type="string">
            <text:p>firefox 50 1 0 macs</text:p>
          </table:table-cell>
          <table:table-cell office:value-type="string" calcext:value-type="string">
            <text:p>MAPE</text:p>
          </table:table-cell>
          <table:table-cell office:value-type="float" office:value="1.1985" calcext:value-type="float">
            <text:p>1,20E+00</text:p>
          </table:table-cell>
          <table:table-cell office:value-type="float" office:value="0.46223" calcext:value-type="float">
            <text:p>4,62E-01</text:p>
          </table:table-cell>
        </table:table-row>
        <table:table-row table:style-name="ro1">
          <table:table-cell office:value-type="string" calcext:value-type="string">
            <text:p>firefox 47 0 linuxes</text:p>
          </table:table-cell>
          <table:table-cell office:value-type="string" calcext:value-type="string">
            <text:p>MAPE</text:p>
          </table:table-cell>
          <table:table-cell office:value-type="float" office:value="1.2218" calcext:value-type="float">
            <text:p>1,22E+00</text:p>
          </table:table-cell>
          <table:table-cell office:value-type="float" office:value="0.17939" calcext:value-type="float">
            <text:p>1,79E-01</text:p>
          </table:table-cell>
          <table:table-cell/>
          <table:table-cell office:value-type="string" calcext:value-type="string">
            <text:p>firefox 47 0 linuxes</text:p>
          </table:table-cell>
          <table:table-cell office:value-type="string" calcext:value-type="string">
            <text:p>MAPE</text:p>
          </table:table-cell>
          <table:table-cell office:value-type="float" office:value="1.2218" calcext:value-type="float">
            <text:p>1,22E+00</text:p>
          </table:table-cell>
          <table:table-cell office:value-type="float" office:value="0.17939" calcext:value-type="float">
            <text:p>1,79E-01</text:p>
          </table:table-cell>
        </table:table-row>
        <table:table-row table:style-name="ro1">
          <table:table-cell office:value-type="string" calcext:value-type="string">
            <text:p>chromium 51 0 2704 79 linuxes</text:p>
          </table:table-cell>
          <table:table-cell office:value-type="string" calcext:value-type="string">
            <text:p>MAPE</text:p>
          </table:table-cell>
          <table:table-cell office:value-type="float" office:value="1.1351" calcext:value-type="float">
            <text:p>1,14E+00</text:p>
          </table:table-cell>
          <table:table-cell office:value-type="float" office:value="0.085144" calcext:value-type="float">
            <text:p>8,51E-02</text:p>
          </table:table-cell>
          <table:table-cell/>
          <table:table-cell office:value-type="string" calcext:value-type="string">
            <text:p>firefox 50 1 0 androids</text:p>
          </table:table-cell>
          <table:table-cell office:value-type="string" calcext:value-type="string">
            <text:p>MAPE</text:p>
          </table:table-cell>
          <table:table-cell office:value-type="float" office:value="1.2773" calcext:value-type="float">
            <text:p>1,28E+00</text:p>
          </table:table-cell>
          <table:table-cell office:value-type="float" office:value="0.49069" calcext:value-type="float">
            <text:p>4,91E-01</text:p>
          </table:table-cell>
        </table:table-row>
        <table:table-row table:style-name="ro1">
          <table:table-cell office:value-type="string" calcext:value-type="string">
            <text:p>firefox 50 1 0 androids</text:p>
          </table:table-cell>
          <table:table-cell office:value-type="string" calcext:value-type="string">
            <text:p>MAPE</text:p>
          </table:table-cell>
          <table:table-cell office:value-type="float" office:value="1.2773" calcext:value-type="float">
            <text:p>1,28E+00</text:p>
          </table:table-cell>
          <table:table-cell office:value-type="float" office:value="0.49069" calcext:value-type="float">
            <text:p>4,91E-01</text:p>
          </table:table-cell>
          <table:table-cell/>
          <table:table-cell office:value-type="string" calcext:value-type="string">
            <text:p>chrome 55 0 2883 87 windows</text:p>
          </table:table-cell>
          <table:table-cell office:value-type="string" calcext:value-type="string">
            <text:p>MAPE</text:p>
          </table:table-cell>
          <table:table-cell office:value-type="float" office:value="1.4418" calcext:value-type="float">
            <text:p>1,44E+00</text:p>
          </table:table-cell>
          <table:table-cell office:value-type="float" office:value="1.108" calcext:value-type="float">
            <text:p>1,11E+00</text:p>
          </table:table-cell>
        </table:table-row>
        <table:table-row table:style-name="ro1">
          <table:table-cell office:value-type="string" calcext:value-type="string">
            <text:p>chrome 55 0 2883 95 macs</text:p>
          </table:table-cell>
          <table:table-cell office:value-type="string" calcext:value-type="string">
            <text:p>MAPE</text:p>
          </table:table-cell>
          <table:table-cell office:value-type="float" office:value="1.5367" calcext:value-type="float">
            <text:p>1,54E+00</text:p>
          </table:table-cell>
          <table:table-cell office:value-type="float" office:value="0.13506" calcext:value-type="float">
            <text:p>1,35E-01</text:p>
          </table:table-cell>
          <table:table-cell/>
          <table:table-cell office:value-type="string" calcext:value-type="string">
            <text:p>chrome 55 0 2883 95 macs</text:p>
          </table:table-cell>
          <table:table-cell office:value-type="string" calcext:value-type="string">
            <text:p>MAPE</text:p>
          </table:table-cell>
          <table:table-cell office:value-type="float" office:value="1.5367" calcext:value-type="float">
            <text:p>1,54E+00</text:p>
          </table:table-cell>
          <table:table-cell office:value-type="float" office:value="0.13506" calcext:value-type="float">
            <text:p>1,35E-01</text:p>
          </table:table-cell>
        </table:table-row>
        <table:table-row table:style-name="ro1">
          <table:table-cell office:value-type="string" calcext:value-type="string">
            <text:p>edge 14 14393</text:p>
          </table:table-cell>
          <table:table-cell office:value-type="string" calcext:value-type="string">
            <text:p>MAPE</text:p>
          </table:table-cell>
          <table:table-cell office:value-type="float" office:value="6.148" calcext:value-type="float">
            <text:p>6,15E+00</text:p>
          </table:table-cell>
          <table:table-cell office:value-type="float" office:value="90.623" calcext:value-type="float">
            <text:p>9,06E+01</text:p>
          </table:table-cell>
          <table:table-cell/>
          <table:table-cell office:value-type="string" calcext:value-type="string">
            <text:p>edge 14 14393</text:p>
          </table:table-cell>
          <table:table-cell office:value-type="string" calcext:value-type="string">
            <text:p>MAPE</text:p>
          </table:table-cell>
          <table:table-cell office:value-type="float" office:value="6.148" calcext:value-type="float">
            <text:p>6,15E+00</text:p>
          </table:table-cell>
          <table:table-cell office:value-type="float" office:value="90.623" calcext:value-type="float">
            <text:p>9,06E+01</text:p>
          </table:table-cell>
        </table:table-row>
        <table:table-row table:style-name="ro1">
          <table:table-cell office:value-type="string" calcext:value-type="string">
            <text:p>chrome 55 0 2883 87 windows</text:p>
          </table:table-cell>
          <table:table-cell office:value-type="string" calcext:value-type="string">
            <text:p>MAPE</text:p>
          </table:table-cell>
          <table:table-cell office:value-type="float" office:value="1.4418" calcext:value-type="float">
            <text:p>1,44E+00</text:p>
          </table:table-cell>
          <table:table-cell office:value-type="float" office:value="1.108" calcext:value-type="float">
            <text:p>1,11E+00</text:p>
          </table:table-cell>
          <table:table-cell/>
          <table:table-cell office:value-type="string" calcext:value-type="string">
            <text:p>safari 10 0 2 macs</text:p>
          </table:table-cell>
          <table:table-cell office:value-type="string" calcext:value-type="string">
            <text:p>MAPE</text:p>
          </table:table-cell>
          <table:table-cell office:value-type="float" office:value="9.3676" calcext:value-type="float">
            <text:p>9,37E+00</text:p>
          </table:table-cell>
          <table:table-cell office:value-type="float" office:value="592.27" calcext:value-type="float">
            <text:p>5,92E+0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irefox 50 1 0 macs</text:p>
          </table:table-cell>
          <table:table-cell office:value-type="string" calcext:value-type="string">
            <text:p>MdAPE</text:p>
          </table:table-cell>
          <table:table-cell office:value-type="float" office:value="0.97349" calcext:value-type="float">
            <text:p>9,73E-01</text:p>
          </table:table-cell>
          <table:table-cell office:value-type="float" office:value="0.43546" calcext:value-type="float">
            <text:p>4,35E-01</text:p>
          </table:table-cell>
          <table:table-cell/>
          <table:table-cell office:value-type="string" calcext:value-type="string">
            <text:p>chromium 51 0 2704 79 linuxes</text:p>
          </table:table-cell>
          <table:table-cell office:value-type="string" calcext:value-type="string">
            <text:p>MdAPE</text:p>
          </table:table-cell>
          <table:table-cell office:value-type="float" office:value="0.92801" calcext:value-type="float">
            <text:p>9,28E-01</text:p>
          </table:table-cell>
          <table:table-cell office:value-type="float" office:value="0.048048" calcext:value-type="float">
            <text:p>4,80E-02</text:p>
          </table:table-cell>
        </table:table-row>
        <table:table-row table:style-name="ro1">
          <table:table-cell office:value-type="string" calcext:value-type="string">
            <text:p>safari 10 0 2 macs</text:p>
          </table:table-cell>
          <table:table-cell office:value-type="string" calcext:value-type="string">
            <text:p>MdAPE</text:p>
          </table:table-cell>
          <table:table-cell office:value-type="float" office:value="8.4112" calcext:value-type="float">
            <text:p>8,41E+00</text:p>
          </table:table-cell>
          <table:table-cell office:value-type="float" office:value="679.11" calcext:value-type="float">
            <text:p>6,79E+02</text:p>
          </table:table-cell>
          <table:table-cell/>
          <table:table-cell office:value-type="string" calcext:value-type="string">
            <text:p>firefox 50 1 0 macs</text:p>
          </table:table-cell>
          <table:table-cell office:value-type="string" calcext:value-type="string">
            <text:p>MdAPE</text:p>
          </table:table-cell>
          <table:table-cell office:value-type="float" office:value="0.97349" calcext:value-type="float">
            <text:p>9,73E-01</text:p>
          </table:table-cell>
          <table:table-cell office:value-type="float" office:value="0.43546" calcext:value-type="float">
            <text:p>4,35E-01</text:p>
          </table:table-cell>
        </table:table-row>
        <table:table-row table:style-name="ro1">
          <table:table-cell office:value-type="string" calcext:value-type="string">
            <text:p>firefox 47 0 linuxes</text:p>
          </table:table-cell>
          <table:table-cell office:value-type="string" calcext:value-type="string">
            <text:p>MdAPE</text:p>
          </table:table-cell>
          <table:table-cell office:value-type="float" office:value="0.98618" calcext:value-type="float">
            <text:p>9,86E-01</text:p>
          </table:table-cell>
          <table:table-cell office:value-type="float" office:value="0.16626" calcext:value-type="float">
            <text:p>1,66E-01</text:p>
          </table:table-cell>
          <table:table-cell/>
          <table:table-cell office:value-type="string" calcext:value-type="string">
            <text:p>firefox 47 0 linuxes</text:p>
          </table:table-cell>
          <table:table-cell office:value-type="string" calcext:value-type="string">
            <text:p>MdAPE</text:p>
          </table:table-cell>
          <table:table-cell office:value-type="float" office:value="0.98618" calcext:value-type="float">
            <text:p>9,86E-01</text:p>
          </table:table-cell>
          <table:table-cell office:value-type="float" office:value="0.16626" calcext:value-type="float">
            <text:p>1,66E-01</text:p>
          </table:table-cell>
        </table:table-row>
        <table:table-row table:style-name="ro1">
          <table:table-cell office:value-type="string" calcext:value-type="string">
            <text:p>chromium 51 0 2704 79 linuxes</text:p>
          </table:table-cell>
          <table:table-cell office:value-type="string" calcext:value-type="string">
            <text:p>MdAPE</text:p>
          </table:table-cell>
          <table:table-cell office:value-type="float" office:value="0.92801" calcext:value-type="float">
            <text:p>9,28E-01</text:p>
          </table:table-cell>
          <table:table-cell office:value-type="float" office:value="0.048048" calcext:value-type="float">
            <text:p>4,80E-02</text:p>
          </table:table-cell>
          <table:table-cell/>
          <table:table-cell office:value-type="string" calcext:value-type="string">
            <text:p>firefox 50 1 0 androids</text:p>
          </table:table-cell>
          <table:table-cell office:value-type="string" calcext:value-type="string">
            <text:p>MdAPE</text:p>
          </table:table-cell>
          <table:table-cell office:value-type="float" office:value="1.0344" calcext:value-type="float">
            <text:p>1,03E+00</text:p>
          </table:table-cell>
          <table:table-cell office:value-type="float" office:value="0.36747" calcext:value-type="float">
            <text:p>3,67E-01</text:p>
          </table:table-cell>
        </table:table-row>
        <table:table-row table:style-name="ro1">
          <table:table-cell office:value-type="string" calcext:value-type="string">
            <text:p>firefox 50 1 0 androids</text:p>
          </table:table-cell>
          <table:table-cell office:value-type="string" calcext:value-type="string">
            <text:p>MdAPE</text:p>
          </table:table-cell>
          <table:table-cell office:value-type="float" office:value="1.0344" calcext:value-type="float">
            <text:p>1,03E+00</text:p>
          </table:table-cell>
          <table:table-cell office:value-type="float" office:value="0.36747" calcext:value-type="float">
            <text:p>3,67E-01</text:p>
          </table:table-cell>
          <table:table-cell/>
          <table:table-cell office:value-type="string" calcext:value-type="string">
            <text:p>chrome 55 0 2883 87 windows</text:p>
          </table:table-cell>
          <table:table-cell office:value-type="string" calcext:value-type="string">
            <text:p>MdAPE</text:p>
          </table:table-cell>
          <table:table-cell office:value-type="float" office:value="1.1282" calcext:value-type="float">
            <text:p>1,13E+00</text:p>
          </table:table-cell>
          <table:table-cell office:value-type="float" office:value="0.50564" calcext:value-type="float">
            <text:p>5,06E-01</text:p>
          </table:table-cell>
        </table:table-row>
        <table:table-row table:style-name="ro1">
          <table:table-cell office:value-type="string" calcext:value-type="string">
            <text:p>chrome 55 0 2883 95 macs</text:p>
          </table:table-cell>
          <table:table-cell office:value-type="string" calcext:value-type="string">
            <text:p>MdAPE</text:p>
          </table:table-cell>
          <table:table-cell office:value-type="float" office:value="1.2298" calcext:value-type="float">
            <text:p>1,23E+00</text:p>
          </table:table-cell>
          <table:table-cell office:value-type="float" office:value="0.035962" calcext:value-type="float">
            <text:p>3,60E-02</text:p>
          </table:table-cell>
          <table:table-cell/>
          <table:table-cell office:value-type="string" calcext:value-type="string">
            <text:p>chrome 55 0 2883 95 macs</text:p>
          </table:table-cell>
          <table:table-cell office:value-type="string" calcext:value-type="string">
            <text:p>MdAPE</text:p>
          </table:table-cell>
          <table:table-cell office:value-type="float" office:value="1.2298" calcext:value-type="float">
            <text:p>1,23E+00</text:p>
          </table:table-cell>
          <table:table-cell office:value-type="float" office:value="0.035962" calcext:value-type="float">
            <text:p>3,60E-02</text:p>
          </table:table-cell>
        </table:table-row>
        <table:table-row table:style-name="ro1">
          <table:table-cell office:value-type="string" calcext:value-type="string">
            <text:p>edge 14 14393</text:p>
          </table:table-cell>
          <table:table-cell office:value-type="string" calcext:value-type="string">
            <text:p>MdAPE</text:p>
          </table:table-cell>
          <table:table-cell office:value-type="float" office:value="5.4243" calcext:value-type="float">
            <text:p>5,42E+00</text:p>
          </table:table-cell>
          <table:table-cell office:value-type="float" office:value="132.28" calcext:value-type="float">
            <text:p>1,32E+02</text:p>
          </table:table-cell>
          <table:table-cell/>
          <table:table-cell office:value-type="string" calcext:value-type="string">
            <text:p>edge 14 14393</text:p>
          </table:table-cell>
          <table:table-cell office:value-type="string" calcext:value-type="string">
            <text:p>MdAPE</text:p>
          </table:table-cell>
          <table:table-cell office:value-type="float" office:value="5.4243" calcext:value-type="float">
            <text:p>5,42E+00</text:p>
          </table:table-cell>
          <table:table-cell office:value-type="float" office:value="132.28" calcext:value-type="float">
            <text:p>1,32E+02</text:p>
          </table:table-cell>
        </table:table-row>
        <table:table-row table:style-name="ro1">
          <table:table-cell office:value-type="string" calcext:value-type="string">
            <text:p>chrome 55 0 2883 87 windows</text:p>
          </table:table-cell>
          <table:table-cell office:value-type="string" calcext:value-type="string">
            <text:p>MdAPE</text:p>
          </table:table-cell>
          <table:table-cell office:value-type="float" office:value="1.1282" calcext:value-type="float">
            <text:p>1,13E+00</text:p>
          </table:table-cell>
          <table:table-cell office:value-type="float" office:value="0.50564" calcext:value-type="float">
            <text:p>5,06E-01</text:p>
          </table:table-cell>
          <table:table-cell/>
          <table:table-cell office:value-type="string" calcext:value-type="string">
            <text:p>safari 10 0 2 macs</text:p>
          </table:table-cell>
          <table:table-cell office:value-type="string" calcext:value-type="string">
            <text:p>MdAPE</text:p>
          </table:table-cell>
          <table:table-cell office:value-type="float" office:value="8.4112" calcext:value-type="float">
            <text:p>8,41E+00</text:p>
          </table:table-cell>
          <table:table-cell office:value-type="float" office:value="679.11" calcext:value-type="float">
            <text:p>6,79E+0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irefox 50 1 0 macs</text:p>
          </table:table-cell>
          <table:table-cell office:value-type="string" calcext:value-type="string">
            <text:p>RMSPE</text:p>
          </table:table-cell>
          <table:table-cell office:value-type="float" office:value="1.5325" calcext:value-type="float">
            <text:p>1,53E+00</text:p>
          </table:table-cell>
          <table:table-cell office:value-type="float" office:value="0.64205" calcext:value-type="float">
            <text:p>6,42E-01</text:p>
          </table:table-cell>
          <table:table-cell/>
          <table:table-cell office:value-type="string" calcext:value-type="string">
            <text:p>chromium 51 0 2704 79 linuxes</text:p>
          </table:table-cell>
          <table:table-cell office:value-type="string" calcext:value-type="string">
            <text:p>RMSPE</text:p>
          </table:table-cell>
          <table:table-cell office:value-type="float" office:value="1.4515" calcext:value-type="float">
            <text:p>1,45E+00</text:p>
          </table:table-cell>
          <table:table-cell office:value-type="float" office:value="0.12633" calcext:value-type="float">
            <text:p>1,26E-01</text:p>
          </table:table-cell>
        </table:table-row>
        <table:table-row table:style-name="ro1">
          <table:table-cell office:value-type="string" calcext:value-type="string">
            <text:p>safari 10 0 2 macs</text:p>
          </table:table-cell>
          <table:table-cell office:value-type="string" calcext:value-type="string">
            <text:p>RMSPE</text:p>
          </table:table-cell>
          <table:table-cell office:value-type="float" office:value="11.944" calcext:value-type="float">
            <text:p>1,19E+01</text:p>
          </table:table-cell>
          <table:table-cell office:value-type="float" office:value="886.55" calcext:value-type="float">
            <text:p>8,87E+02</text:p>
          </table:table-cell>
          <table:table-cell/>
          <table:table-cell office:value-type="string" calcext:value-type="string">
            <text:p>firefox 50 1 0 macs</text:p>
          </table:table-cell>
          <table:table-cell office:value-type="string" calcext:value-type="string">
            <text:p>RMSPE</text:p>
          </table:table-cell>
          <table:table-cell office:value-type="float" office:value="1.5325" calcext:value-type="float">
            <text:p>1,53E+00</text:p>
          </table:table-cell>
          <table:table-cell office:value-type="float" office:value="0.64205" calcext:value-type="float">
            <text:p>6,42E-01</text:p>
          </table:table-cell>
        </table:table-row>
        <table:table-row table:style-name="ro1">
          <table:table-cell office:value-type="string" calcext:value-type="string">
            <text:p>firefox 47 0 linuxes</text:p>
          </table:table-cell>
          <table:table-cell office:value-type="string" calcext:value-type="string">
            <text:p>RMSPE</text:p>
          </table:table-cell>
          <table:table-cell office:value-type="float" office:value="1.5568" calcext:value-type="float">
            <text:p>1,56E+00</text:p>
          </table:table-cell>
          <table:table-cell office:value-type="float" office:value="0.27619" calcext:value-type="float">
            <text:p>2,76E-01</text:p>
          </table:table-cell>
          <table:table-cell/>
          <table:table-cell office:value-type="string" calcext:value-type="string">
            <text:p>firefox 47 0 linuxes</text:p>
          </table:table-cell>
          <table:table-cell office:value-type="string" calcext:value-type="string">
            <text:p>RMSPE</text:p>
          </table:table-cell>
          <table:table-cell office:value-type="float" office:value="1.5568" calcext:value-type="float">
            <text:p>1,56E+00</text:p>
          </table:table-cell>
          <table:table-cell office:value-type="float" office:value="0.27619" calcext:value-type="float">
            <text:p>2,76E-01</text:p>
          </table:table-cell>
        </table:table-row>
        <table:table-row table:style-name="ro1">
          <table:table-cell office:value-type="string" calcext:value-type="string">
            <text:p>chromium 51 0 2704 79 linuxes</text:p>
          </table:table-cell>
          <table:table-cell office:value-type="string" calcext:value-type="string">
            <text:p>RMSPE</text:p>
          </table:table-cell>
          <table:table-cell office:value-type="float" office:value="1.4515" calcext:value-type="float">
            <text:p>1,45E+00</text:p>
          </table:table-cell>
          <table:table-cell office:value-type="float" office:value="0.12633" calcext:value-type="float">
            <text:p>1,26E-01</text:p>
          </table:table-cell>
          <table:table-cell/>
          <table:table-cell office:value-type="string" calcext:value-type="string">
            <text:p>firefox 50 1 0 androids</text:p>
          </table:table-cell>
          <table:table-cell office:value-type="string" calcext:value-type="string">
            <text:p>RMSPE</text:p>
          </table:table-cell>
          <table:table-cell office:value-type="float" office:value="1.6149" calcext:value-type="float">
            <text:p>1,61E+00</text:p>
          </table:table-cell>
          <table:table-cell office:value-type="float" office:value="0.6874" calcext:value-type="float">
            <text:p>6,87E-01</text:p>
          </table:table-cell>
        </table:table-row>
        <table:table-row table:style-name="ro1">
          <table:table-cell office:value-type="string" calcext:value-type="string">
            <text:p>firefox 50 1 0 androids</text:p>
          </table:table-cell>
          <table:table-cell office:value-type="string" calcext:value-type="string">
            <text:p>RMSPE</text:p>
          </table:table-cell>
          <table:table-cell office:value-type="float" office:value="1.6149" calcext:value-type="float">
            <text:p>1,61E+00</text:p>
          </table:table-cell>
          <table:table-cell office:value-type="float" office:value="0.6874" calcext:value-type="float">
            <text:p>6,87E-01</text:p>
          </table:table-cell>
          <table:table-cell/>
          <table:table-cell office:value-type="string" calcext:value-type="string">
            <text:p>chrome 55 0 2883 87 windows</text:p>
          </table:table-cell>
          <table:table-cell office:value-type="string" calcext:value-type="string">
            <text:p>RMSPE</text:p>
          </table:table-cell>
          <table:table-cell office:value-type="float" office:value="1.8389" calcext:value-type="float">
            <text:p>1,84E+00</text:p>
          </table:table-cell>
          <table:table-cell office:value-type="float" office:value="1.8331" calcext:value-type="float">
            <text:p>1,83E+00</text:p>
          </table:table-cell>
        </table:table-row>
        <table:table-row table:style-name="ro1">
          <table:table-cell office:value-type="string" calcext:value-type="string">
            <text:p>chrome 55 0 2883 95 macs</text:p>
          </table:table-cell>
          <table:table-cell office:value-type="string" calcext:value-type="string">
            <text:p>RMSPE</text:p>
          </table:table-cell>
          <table:table-cell office:value-type="float" office:value="1.9552" calcext:value-type="float">
            <text:p>1,96E+00</text:p>
          </table:table-cell>
          <table:table-cell office:value-type="float" office:value="0.24732" calcext:value-type="float">
            <text:p>2,47E-01</text:p>
          </table:table-cell>
          <table:table-cell/>
          <table:table-cell office:value-type="string" calcext:value-type="string">
            <text:p>chrome 55 0 2883 95 macs</text:p>
          </table:table-cell>
          <table:table-cell office:value-type="string" calcext:value-type="string">
            <text:p>RMSPE</text:p>
          </table:table-cell>
          <table:table-cell office:value-type="float" office:value="1.9552" calcext:value-type="float">
            <text:p>1,96E+00</text:p>
          </table:table-cell>
          <table:table-cell office:value-type="float" office:value="0.24732" calcext:value-type="float">
            <text:p>2,47E-01</text:p>
          </table:table-cell>
        </table:table-row>
        <table:table-row table:style-name="ro1">
          <table:table-cell office:value-type="string" calcext:value-type="string">
            <text:p>edge 14 14393</text:p>
          </table:table-cell>
          <table:table-cell office:value-type="string" calcext:value-type="string">
            <text:p>RMSPE</text:p>
          </table:table-cell>
          <table:table-cell office:value-type="float" office:value="7.7092" calcext:value-type="float">
            <text:p>7,71E+00</text:p>
          </table:table-cell>
          <table:table-cell office:value-type="float" office:value="129.82" calcext:value-type="float">
            <text:p>1,30E+02</text:p>
          </table:table-cell>
          <table:table-cell/>
          <table:table-cell office:value-type="string" calcext:value-type="string">
            <text:p>edge 14 14393</text:p>
          </table:table-cell>
          <table:table-cell office:value-type="string" calcext:value-type="string">
            <text:p>RMSPE</text:p>
          </table:table-cell>
          <table:table-cell office:value-type="float" office:value="7.7092" calcext:value-type="float">
            <text:p>7,71E+00</text:p>
          </table:table-cell>
          <table:table-cell office:value-type="float" office:value="129.82" calcext:value-type="float">
            <text:p>1,30E+02</text:p>
          </table:table-cell>
        </table:table-row>
        <table:table-row table:style-name="ro1">
          <table:table-cell office:value-type="string" calcext:value-type="string">
            <text:p>chrome 55 0 2883 87 windows</text:p>
          </table:table-cell>
          <table:table-cell office:value-type="string" calcext:value-type="string">
            <text:p>RMSPE</text:p>
          </table:table-cell>
          <table:table-cell office:value-type="float" office:value="1.8389" calcext:value-type="float">
            <text:p>1,84E+00</text:p>
          </table:table-cell>
          <table:table-cell office:value-type="float" office:value="1.8331" calcext:value-type="float">
            <text:p>1,83E+00</text:p>
          </table:table-cell>
          <table:table-cell/>
          <table:table-cell office:value-type="string" calcext:value-type="string">
            <text:p>safari 10 0 2 macs</text:p>
          </table:table-cell>
          <table:table-cell office:value-type="string" calcext:value-type="string">
            <text:p>RMSPE</text:p>
          </table:table-cell>
          <table:table-cell office:value-type="float" office:value="11.944" calcext:value-type="float">
            <text:p>1,19E+01</text:p>
          </table:table-cell>
          <table:table-cell office:value-type="float" office:value="886.55" calcext:value-type="float">
            <text:p>8,87E+0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irefox 50 1 0 macs</text:p>
          </table:table-cell>
          <table:table-cell office:value-type="string" calcext:value-type="string">
            <text:p>RMdSPE</text:p>
          </table:table-cell>
          <table:table-cell office:value-type="float" office:value="0.97349" calcext:value-type="float">
            <text:p>9,73E-01</text:p>
          </table:table-cell>
          <table:table-cell office:value-type="float" office:value="0.43546" calcext:value-type="float">
            <text:p>4,35E-01</text:p>
          </table:table-cell>
          <table:table-cell/>
          <table:table-cell office:value-type="string" calcext:value-type="string">
            <text:p>chromium 51 0 2704 79 linuxes</text:p>
          </table:table-cell>
          <table:table-cell office:value-type="string" calcext:value-type="string">
            <text:p>RMdSPE</text:p>
          </table:table-cell>
          <table:table-cell office:value-type="float" office:value="0.92801" calcext:value-type="float">
            <text:p>9,28E-01</text:p>
          </table:table-cell>
          <table:table-cell office:value-type="float" office:value="0.048048" calcext:value-type="float">
            <text:p>4,80E-02</text:p>
          </table:table-cell>
        </table:table-row>
        <table:table-row table:style-name="ro1">
          <table:table-cell office:value-type="string" calcext:value-type="string">
            <text:p>safari 10 0 2 macs</text:p>
          </table:table-cell>
          <table:table-cell office:value-type="string" calcext:value-type="string">
            <text:p>RMdSPE</text:p>
          </table:table-cell>
          <table:table-cell office:value-type="float" office:value="8.4112" calcext:value-type="float">
            <text:p>8,41E+00</text:p>
          </table:table-cell>
          <table:table-cell office:value-type="float" office:value="679.11" calcext:value-type="float">
            <text:p>6,79E+02</text:p>
          </table:table-cell>
          <table:table-cell/>
          <table:table-cell office:value-type="string" calcext:value-type="string">
            <text:p>firefox 50 1 0 macs</text:p>
          </table:table-cell>
          <table:table-cell office:value-type="string" calcext:value-type="string">
            <text:p>RMdSPE</text:p>
          </table:table-cell>
          <table:table-cell office:value-type="float" office:value="0.97349" calcext:value-type="float">
            <text:p>9,73E-01</text:p>
          </table:table-cell>
          <table:table-cell office:value-type="float" office:value="0.43546" calcext:value-type="float">
            <text:p>4,35E-01</text:p>
          </table:table-cell>
        </table:table-row>
        <table:table-row table:style-name="ro1">
          <table:table-cell office:value-type="string" calcext:value-type="string">
            <text:p>firefox 47 0 linuxes</text:p>
          </table:table-cell>
          <table:table-cell office:value-type="string" calcext:value-type="string">
            <text:p>RMdSPE</text:p>
          </table:table-cell>
          <table:table-cell office:value-type="float" office:value="0.98618" calcext:value-type="float">
            <text:p>9,86E-01</text:p>
          </table:table-cell>
          <table:table-cell office:value-type="float" office:value="0.16626" calcext:value-type="float">
            <text:p>1,66E-01</text:p>
          </table:table-cell>
          <table:table-cell/>
          <table:table-cell office:value-type="string" calcext:value-type="string">
            <text:p>firefox 47 0 linuxes</text:p>
          </table:table-cell>
          <table:table-cell office:value-type="string" calcext:value-type="string">
            <text:p>RMdSPE</text:p>
          </table:table-cell>
          <table:table-cell office:value-type="float" office:value="0.98618" calcext:value-type="float">
            <text:p>9,86E-01</text:p>
          </table:table-cell>
          <table:table-cell office:value-type="float" office:value="0.16626" calcext:value-type="float">
            <text:p>1,66E-01</text:p>
          </table:table-cell>
        </table:table-row>
        <table:table-row table:style-name="ro1">
          <table:table-cell office:value-type="string" calcext:value-type="string">
            <text:p>chromium 51 0 2704 79 linuxes</text:p>
          </table:table-cell>
          <table:table-cell office:value-type="string" calcext:value-type="string">
            <text:p>RMdSPE</text:p>
          </table:table-cell>
          <table:table-cell office:value-type="float" office:value="0.92801" calcext:value-type="float">
            <text:p>9,28E-01</text:p>
          </table:table-cell>
          <table:table-cell office:value-type="float" office:value="0.048048" calcext:value-type="float">
            <text:p>4,80E-02</text:p>
          </table:table-cell>
          <table:table-cell/>
          <table:table-cell office:value-type="string" calcext:value-type="string">
            <text:p>firefox 50 1 0 androids</text:p>
          </table:table-cell>
          <table:table-cell office:value-type="string" calcext:value-type="string">
            <text:p>RMdSPE</text:p>
          </table:table-cell>
          <table:table-cell office:value-type="float" office:value="1.0344" calcext:value-type="float">
            <text:p>1,03E+00</text:p>
          </table:table-cell>
          <table:table-cell office:value-type="float" office:value="0.36747" calcext:value-type="float">
            <text:p>3,67E-01</text:p>
          </table:table-cell>
        </table:table-row>
        <table:table-row table:style-name="ro1">
          <table:table-cell office:value-type="string" calcext:value-type="string">
            <text:p>firefox 50 1 0 androids</text:p>
          </table:table-cell>
          <table:table-cell office:value-type="string" calcext:value-type="string">
            <text:p>RMdSPE</text:p>
          </table:table-cell>
          <table:table-cell office:value-type="float" office:value="1.0344" calcext:value-type="float">
            <text:p>1,03E+00</text:p>
          </table:table-cell>
          <table:table-cell office:value-type="float" office:value="0.36747" calcext:value-type="float">
            <text:p>3,67E-01</text:p>
          </table:table-cell>
          <table:table-cell/>
          <table:table-cell office:value-type="string" calcext:value-type="string">
            <text:p>chrome 55 0 2883 87 windows</text:p>
          </table:table-cell>
          <table:table-cell office:value-type="string" calcext:value-type="string">
            <text:p>RMdSPE</text:p>
          </table:table-cell>
          <table:table-cell office:value-type="float" office:value="1.1282" calcext:value-type="float">
            <text:p>1,13E+00</text:p>
          </table:table-cell>
          <table:table-cell office:value-type="float" office:value="0.50564" calcext:value-type="float">
            <text:p>5,06E-01</text:p>
          </table:table-cell>
        </table:table-row>
        <table:table-row table:style-name="ro1">
          <table:table-cell office:value-type="string" calcext:value-type="string">
            <text:p>chrome 55 0 2883 95 macs</text:p>
          </table:table-cell>
          <table:table-cell office:value-type="string" calcext:value-type="string">
            <text:p>RMdSPE</text:p>
          </table:table-cell>
          <table:table-cell office:value-type="float" office:value="1.2298" calcext:value-type="float">
            <text:p>1,23E+00</text:p>
          </table:table-cell>
          <table:table-cell office:value-type="float" office:value="0.035962" calcext:value-type="float">
            <text:p>3,60E-02</text:p>
          </table:table-cell>
          <table:table-cell/>
          <table:table-cell office:value-type="string" calcext:value-type="string">
            <text:p>chrome 55 0 2883 95 macs</text:p>
          </table:table-cell>
          <table:table-cell office:value-type="string" calcext:value-type="string">
            <text:p>RMdSPE</text:p>
          </table:table-cell>
          <table:table-cell office:value-type="float" office:value="1.2298" calcext:value-type="float">
            <text:p>1,23E+00</text:p>
          </table:table-cell>
          <table:table-cell office:value-type="float" office:value="0.035962" calcext:value-type="float">
            <text:p>3,60E-02</text:p>
          </table:table-cell>
        </table:table-row>
        <table:table-row table:style-name="ro1">
          <table:table-cell office:value-type="string" calcext:value-type="string">
            <text:p>edge 14 14393</text:p>
          </table:table-cell>
          <table:table-cell office:value-type="string" calcext:value-type="string">
            <text:p>RMdSPE</text:p>
          </table:table-cell>
          <table:table-cell office:value-type="float" office:value="5.4243" calcext:value-type="float">
            <text:p>5,42E+00</text:p>
          </table:table-cell>
          <table:table-cell office:value-type="float" office:value="132.28" calcext:value-type="float">
            <text:p>1,32E+02</text:p>
          </table:table-cell>
          <table:table-cell/>
          <table:table-cell office:value-type="string" calcext:value-type="string">
            <text:p>edge 14 14393</text:p>
          </table:table-cell>
          <table:table-cell office:value-type="string" calcext:value-type="string">
            <text:p>RMdSPE</text:p>
          </table:table-cell>
          <table:table-cell office:value-type="float" office:value="5.4243" calcext:value-type="float">
            <text:p>5,42E+00</text:p>
          </table:table-cell>
          <table:table-cell office:value-type="float" office:value="132.28" calcext:value-type="float">
            <text:p>1,32E+02</text:p>
          </table:table-cell>
        </table:table-row>
        <table:table-row table:style-name="ro1">
          <table:table-cell office:value-type="string" calcext:value-type="string">
            <text:p>chrome 55 0 2883 87 windows</text:p>
          </table:table-cell>
          <table:table-cell office:value-type="string" calcext:value-type="string">
            <text:p>RMdSPE</text:p>
          </table:table-cell>
          <table:table-cell office:value-type="float" office:value="1.1282" calcext:value-type="float">
            <text:p>1,13E+00</text:p>
          </table:table-cell>
          <table:table-cell office:value-type="float" office:value="0.50564" calcext:value-type="float">
            <text:p>5,06E-01</text:p>
          </table:table-cell>
          <table:table-cell/>
          <table:table-cell office:value-type="string" calcext:value-type="string">
            <text:p>safari 10 0 2 macs</text:p>
          </table:table-cell>
          <table:table-cell office:value-type="string" calcext:value-type="string">
            <text:p>RMdSPE</text:p>
          </table:table-cell>
          <table:table-cell office:value-type="float" office:value="8.4112" calcext:value-type="float">
            <text:p>8,41E+00</text:p>
          </table:table-cell>
          <table:table-cell office:value-type="float" office:value="679.11" calcext:value-type="float">
            <text:p>6,79E+0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irefox 50 1 0 macs</text:p>
          </table:table-cell>
          <table:table-cell office:value-type="string" calcext:value-type="string">
            <text:p>sMAPE</text:p>
          </table:table-cell>
          <table:table-cell office:value-type="float" office:value="1.1968" calcext:value-type="float">
            <text:p>1,20E+00</text:p>
          </table:table-cell>
          <table:table-cell office:value-type="float" office:value="0.45419" calcext:value-type="float">
            <text:p>4,54E-01</text:p>
          </table:table-cell>
          <table:table-cell/>
          <table:table-cell office:value-type="string" calcext:value-type="string">
            <text:p>chromium 51 0 2704 79 linuxes</text:p>
          </table:table-cell>
          <table:table-cell office:value-type="string" calcext:value-type="string">
            <text:p>sMAPE</text:p>
          </table:table-cell>
          <table:table-cell office:value-type="float" office:value="1.1337" calcext:value-type="float">
            <text:p>1,13E+00</text:p>
          </table:table-cell>
          <table:table-cell office:value-type="float" office:value="0.088387" calcext:value-type="float">
            <text:p>8,84E-02</text:p>
          </table:table-cell>
        </table:table-row>
        <table:table-row table:style-name="ro1">
          <table:table-cell office:value-type="string" calcext:value-type="string">
            <text:p>safari 10 0 2 macs</text:p>
          </table:table-cell>
          <table:table-cell office:value-type="string" calcext:value-type="string">
            <text:p>sMAPE</text:p>
          </table:table-cell>
          <table:table-cell office:value-type="float" office:value="8.6522" calcext:value-type="float">
            <text:p>8,65E+00</text:p>
          </table:table-cell>
          <table:table-cell office:value-type="float" office:value="391.02" calcext:value-type="float">
            <text:p>3,91E+02</text:p>
          </table:table-cell>
          <table:table-cell/>
          <table:table-cell office:value-type="string" calcext:value-type="string">
            <text:p>firefox 50 1 0 macs</text:p>
          </table:table-cell>
          <table:table-cell office:value-type="string" calcext:value-type="string">
            <text:p>sMAPE</text:p>
          </table:table-cell>
          <table:table-cell office:value-type="float" office:value="1.1968" calcext:value-type="float">
            <text:p>1,20E+00</text:p>
          </table:table-cell>
          <table:table-cell office:value-type="float" office:value="0.45419" calcext:value-type="float">
            <text:p>4,54E-01</text:p>
          </table:table-cell>
        </table:table-row>
        <table:table-row table:style-name="ro1">
          <table:table-cell office:value-type="string" calcext:value-type="string">
            <text:p>firefox 47 0 linuxes</text:p>
          </table:table-cell>
          <table:table-cell office:value-type="string" calcext:value-type="string">
            <text:p>sMAPE</text:p>
          </table:table-cell>
          <table:table-cell office:value-type="float" office:value="1.2185" calcext:value-type="float">
            <text:p>1,22E+00</text:p>
          </table:table-cell>
          <table:table-cell office:value-type="float" office:value="0.18376" calcext:value-type="float">
            <text:p>1,84E-01</text:p>
          </table:table-cell>
          <table:table-cell/>
          <table:table-cell office:value-type="string" calcext:value-type="string">
            <text:p>firefox 47 0 linuxes</text:p>
          </table:table-cell>
          <table:table-cell office:value-type="string" calcext:value-type="string">
            <text:p>sMAPE</text:p>
          </table:table-cell>
          <table:table-cell office:value-type="float" office:value="1.2185" calcext:value-type="float">
            <text:p>1,22E+00</text:p>
          </table:table-cell>
          <table:table-cell office:value-type="float" office:value="0.18376" calcext:value-type="float">
            <text:p>1,84E-01</text:p>
          </table:table-cell>
        </table:table-row>
        <table:table-row table:style-name="ro1">
          <table:table-cell office:value-type="string" calcext:value-type="string">
            <text:p>chromium 51 0 2704 79 linuxes</text:p>
          </table:table-cell>
          <table:table-cell office:value-type="string" calcext:value-type="string">
            <text:p>sMAPE</text:p>
          </table:table-cell>
          <table:table-cell office:value-type="float" office:value="1.1337" calcext:value-type="float">
            <text:p>1,13E+00</text:p>
          </table:table-cell>
          <table:table-cell office:value-type="float" office:value="0.088387" calcext:value-type="float">
            <text:p>8,84E-02</text:p>
          </table:table-cell>
          <table:table-cell/>
          <table:table-cell office:value-type="string" calcext:value-type="string">
            <text:p>firefox 50 1 0 androids</text:p>
          </table:table-cell>
          <table:table-cell office:value-type="string" calcext:value-type="string">
            <text:p>sMAPE</text:p>
          </table:table-cell>
          <table:table-cell office:value-type="float" office:value="1.2748" calcext:value-type="float">
            <text:p>1,27E+00</text:p>
          </table:table-cell>
          <table:table-cell office:value-type="float" office:value="0.48948" calcext:value-type="float">
            <text:p>4,89E-01</text:p>
          </table:table-cell>
        </table:table-row>
        <table:table-row table:style-name="ro1">
          <table:table-cell office:value-type="string" calcext:value-type="string">
            <text:p>firefox 50 1 0 androids</text:p>
          </table:table-cell>
          <table:table-cell office:value-type="string" calcext:value-type="string">
            <text:p>sMAPE</text:p>
          </table:table-cell>
          <table:table-cell office:value-type="float" office:value="1.2748" calcext:value-type="float">
            <text:p>1,27E+00</text:p>
          </table:table-cell>
          <table:table-cell office:value-type="float" office:value="0.48948" calcext:value-type="float">
            <text:p>4,89E-01</text:p>
          </table:table-cell>
          <table:table-cell/>
          <table:table-cell office:value-type="string" calcext:value-type="string">
            <text:p>chrome 55 0 2883 87 windows</text:p>
          </table:table-cell>
          <table:table-cell office:value-type="string" calcext:value-type="string">
            <text:p>sMAPE</text:p>
          </table:table-cell>
          <table:table-cell office:value-type="float" office:value="1.4498" calcext:value-type="float">
            <text:p>1,45E+00</text:p>
          </table:table-cell>
          <table:table-cell office:value-type="float" office:value="1.1607" calcext:value-type="float">
            <text:p>1,16E+00</text:p>
          </table:table-cell>
        </table:table-row>
        <table:table-row table:style-name="ro1">
          <table:table-cell office:value-type="string" calcext:value-type="string">
            <text:p>chrome 55 0 2883 95 macs</text:p>
          </table:table-cell>
          <table:table-cell office:value-type="string" calcext:value-type="string">
            <text:p>sMAPE</text:p>
          </table:table-cell>
          <table:table-cell office:value-type="float" office:value="1.542" calcext:value-type="float">
            <text:p>1,54E+00</text:p>
          </table:table-cell>
          <table:table-cell office:value-type="float" office:value="0.14343" calcext:value-type="float">
            <text:p>1,43E-01</text:p>
          </table:table-cell>
          <table:table-cell/>
          <table:table-cell office:value-type="string" calcext:value-type="string">
            <text:p>chrome 55 0 2883 95 macs</text:p>
          </table:table-cell>
          <table:table-cell office:value-type="string" calcext:value-type="string">
            <text:p>sMAPE</text:p>
          </table:table-cell>
          <table:table-cell office:value-type="float" office:value="1.542" calcext:value-type="float">
            <text:p>1,54E+00</text:p>
          </table:table-cell>
          <table:table-cell office:value-type="float" office:value="0.14343" calcext:value-type="float">
            <text:p>1,43E-01</text:p>
          </table:table-cell>
        </table:table-row>
        <table:table-row table:style-name="ro1">
          <table:table-cell office:value-type="string" calcext:value-type="string">
            <text:p>edge 14 14393</text:p>
          </table:table-cell>
          <table:table-cell office:value-type="string" calcext:value-type="string">
            <text:p>sMAPE</text:p>
          </table:table-cell>
          <table:table-cell office:value-type="float" office:value="6.1091" calcext:value-type="float">
            <text:p>6,11E+00</text:p>
          </table:table-cell>
          <table:table-cell office:value-type="float" office:value="69.199" calcext:value-type="float">
            <text:p>6,92E+01</text:p>
          </table:table-cell>
          <table:table-cell/>
          <table:table-cell office:value-type="string" calcext:value-type="string">
            <text:p>edge 14 14393</text:p>
          </table:table-cell>
          <table:table-cell office:value-type="string" calcext:value-type="string">
            <text:p>sMAPE</text:p>
          </table:table-cell>
          <table:table-cell office:value-type="float" office:value="6.1091" calcext:value-type="float">
            <text:p>6,11E+00</text:p>
          </table:table-cell>
          <table:table-cell office:value-type="float" office:value="69.199" calcext:value-type="float">
            <text:p>6,92E+01</text:p>
          </table:table-cell>
        </table:table-row>
        <table:table-row table:style-name="ro1">
          <table:table-cell office:value-type="string" calcext:value-type="string">
            <text:p>chrome 55 0 2883 87 windows</text:p>
          </table:table-cell>
          <table:table-cell office:value-type="string" calcext:value-type="string">
            <text:p>sMAPE</text:p>
          </table:table-cell>
          <table:table-cell office:value-type="float" office:value="1.4498" calcext:value-type="float">
            <text:p>1,45E+00</text:p>
          </table:table-cell>
          <table:table-cell office:value-type="float" office:value="1.1607" calcext:value-type="float">
            <text:p>1,16E+00</text:p>
          </table:table-cell>
          <table:table-cell/>
          <table:table-cell office:value-type="string" calcext:value-type="string">
            <text:p>safari 10 0 2 macs</text:p>
          </table:table-cell>
          <table:table-cell office:value-type="string" calcext:value-type="string">
            <text:p>sMAPE</text:p>
          </table:table-cell>
          <table:table-cell office:value-type="float" office:value="8.6522" calcext:value-type="float">
            <text:p>8,65E+00</text:p>
          </table:table-cell>
          <table:table-cell office:value-type="float" office:value="391.02" calcext:value-type="float">
            <text:p>3,91E+0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irefox 50 1 0 macs</text:p>
          </table:table-cell>
          <table:table-cell office:value-type="string" calcext:value-type="string">
            <text:p>sMdAPE</text:p>
          </table:table-cell>
          <table:table-cell office:value-type="float" office:value="0.9729" calcext:value-type="float">
            <text:p>9,73E-01</text:p>
          </table:table-cell>
          <table:table-cell office:value-type="float" office:value="0.42488" calcext:value-type="float">
            <text:p>4,25E-01</text:p>
          </table:table-cell>
          <table:table-cell/>
          <table:table-cell office:value-type="string" calcext:value-type="string">
            <text:p>chromium 51 0 2704 79 linuxes</text:p>
          </table:table-cell>
          <table:table-cell office:value-type="string" calcext:value-type="string">
            <text:p>sMdAPE</text:p>
          </table:table-cell>
          <table:table-cell office:value-type="float" office:value="0.93073" calcext:value-type="float">
            <text:p>9,31E-01</text:p>
          </table:table-cell>
          <table:table-cell office:value-type="float" office:value="0.049284" calcext:value-type="float">
            <text:p>4,93E-02</text:p>
          </table:table-cell>
        </table:table-row>
        <table:table-row table:style-name="ro1">
          <table:table-cell office:value-type="string" calcext:value-type="string">
            <text:p>safari 10 0 2 macs</text:p>
          </table:table-cell>
          <table:table-cell office:value-type="string" calcext:value-type="string">
            <text:p>sMdAPE</text:p>
          </table:table-cell>
          <table:table-cell office:value-type="float" office:value="7.8249" calcext:value-type="float">
            <text:p>7,82E+00</text:p>
          </table:table-cell>
          <table:table-cell office:value-type="float" office:value="525.8" calcext:value-type="float">
            <text:p>5,26E+02</text:p>
          </table:table-cell>
          <table:table-cell/>
          <table:table-cell office:value-type="string" calcext:value-type="string">
            <text:p>firefox 50 1 0 macs</text:p>
          </table:table-cell>
          <table:table-cell office:value-type="string" calcext:value-type="string">
            <text:p>sMdAPE</text:p>
          </table:table-cell>
          <table:table-cell office:value-type="float" office:value="0.9729" calcext:value-type="float">
            <text:p>9,73E-01</text:p>
          </table:table-cell>
          <table:table-cell office:value-type="float" office:value="0.42488" calcext:value-type="float">
            <text:p>4,25E-01</text:p>
          </table:table-cell>
        </table:table-row>
        <table:table-row table:style-name="ro1">
          <table:table-cell office:value-type="string" calcext:value-type="string">
            <text:p>firefox 47 0 linuxes</text:p>
          </table:table-cell>
          <table:table-cell office:value-type="string" calcext:value-type="string">
            <text:p>sMdAPE</text:p>
          </table:table-cell>
          <table:table-cell office:value-type="float" office:value="0.98896" calcext:value-type="float">
            <text:p>9,89E-01</text:p>
          </table:table-cell>
          <table:table-cell office:value-type="float" office:value="0.17179" calcext:value-type="float">
            <text:p>1,72E-01</text:p>
          </table:table-cell>
          <table:table-cell/>
          <table:table-cell office:value-type="string" calcext:value-type="string">
            <text:p>firefox 47 0 linuxes</text:p>
          </table:table-cell>
          <table:table-cell office:value-type="string" calcext:value-type="string">
            <text:p>sMdAPE</text:p>
          </table:table-cell>
          <table:table-cell office:value-type="float" office:value="0.98896" calcext:value-type="float">
            <text:p>9,89E-01</text:p>
          </table:table-cell>
          <table:table-cell office:value-type="float" office:value="0.17179" calcext:value-type="float">
            <text:p>1,72E-01</text:p>
          </table:table-cell>
        </table:table-row>
        <table:table-row table:style-name="ro1">
          <table:table-cell office:value-type="string" calcext:value-type="string">
            <text:p>chromium 51 0 2704 79 linuxes</text:p>
          </table:table-cell>
          <table:table-cell office:value-type="string" calcext:value-type="string">
            <text:p>sMdAPE</text:p>
          </table:table-cell>
          <table:table-cell office:value-type="float" office:value="0.93073" calcext:value-type="float">
            <text:p>9,31E-01</text:p>
          </table:table-cell>
          <table:table-cell office:value-type="float" office:value="0.049284" calcext:value-type="float">
            <text:p>4,93E-02</text:p>
          </table:table-cell>
          <table:table-cell/>
          <table:table-cell office:value-type="string" calcext:value-type="string">
            <text:p>firefox 50 1 0 androids</text:p>
          </table:table-cell>
          <table:table-cell office:value-type="string" calcext:value-type="string">
            <text:p>sMdAPE</text:p>
          </table:table-cell>
          <table:table-cell office:value-type="float" office:value="1.0335" calcext:value-type="float">
            <text:p>1,03E+00</text:p>
          </table:table-cell>
          <table:table-cell office:value-type="float" office:value="0.36218" calcext:value-type="float">
            <text:p>3,62E-01</text:p>
          </table:table-cell>
        </table:table-row>
        <table:table-row table:style-name="ro1">
          <table:table-cell office:value-type="string" calcext:value-type="string">
            <text:p>firefox 50 1 0 androids</text:p>
          </table:table-cell>
          <table:table-cell office:value-type="string" calcext:value-type="string">
            <text:p>sMdAPE</text:p>
          </table:table-cell>
          <table:table-cell office:value-type="float" office:value="1.0335" calcext:value-type="float">
            <text:p>1,03E+00</text:p>
          </table:table-cell>
          <table:table-cell office:value-type="float" office:value="0.36218" calcext:value-type="float">
            <text:p>3,62E-01</text:p>
          </table:table-cell>
          <table:table-cell/>
          <table:table-cell office:value-type="string" calcext:value-type="string">
            <text:p>chrome 55 0 2883 87 windows</text:p>
          </table:table-cell>
          <table:table-cell office:value-type="string" calcext:value-type="string">
            <text:p>sMdAPE</text:p>
          </table:table-cell>
          <table:table-cell office:value-type="float" office:value="1.1301" calcext:value-type="float">
            <text:p>1,13E+00</text:p>
          </table:table-cell>
          <table:table-cell office:value-type="float" office:value="0.50654" calcext:value-type="float">
            <text:p>5,07E-01</text:p>
          </table:table-cell>
        </table:table-row>
        <table:table-row table:style-name="ro1">
          <table:table-cell office:value-type="string" calcext:value-type="string">
            <text:p>chrome 55 0 2883 95 macs</text:p>
          </table:table-cell>
          <table:table-cell office:value-type="string" calcext:value-type="string">
            <text:p>sMdAPE</text:p>
          </table:table-cell>
          <table:table-cell office:value-type="float" office:value="1.2324" calcext:value-type="float">
            <text:p>1,23E+00</text:p>
          </table:table-cell>
          <table:table-cell office:value-type="float" office:value="0.0397" calcext:value-type="float">
            <text:p>3,97E-02</text:p>
          </table:table-cell>
          <table:table-cell/>
          <table:table-cell office:value-type="string" calcext:value-type="string">
            <text:p>chrome 55 0 2883 95 macs</text:p>
          </table:table-cell>
          <table:table-cell office:value-type="string" calcext:value-type="string">
            <text:p>sMdAPE</text:p>
          </table:table-cell>
          <table:table-cell office:value-type="float" office:value="1.2324" calcext:value-type="float">
            <text:p>1,23E+00</text:p>
          </table:table-cell>
          <table:table-cell office:value-type="float" office:value="0.0397" calcext:value-type="float">
            <text:p>3,97E-02</text:p>
          </table:table-cell>
        </table:table-row>
        <table:table-row table:style-name="ro1">
          <table:table-cell office:value-type="string" calcext:value-type="string">
            <text:p>edge 14 14393</text:p>
          </table:table-cell>
          <table:table-cell office:value-type="string" calcext:value-type="string">
            <text:p>sMdAPE</text:p>
          </table:table-cell>
          <table:table-cell office:value-type="float" office:value="5.2764" calcext:value-type="float">
            <text:p>5,28E+00</text:p>
          </table:table-cell>
          <table:table-cell office:value-type="float" office:value="110.12" calcext:value-type="float">
            <text:p>1,10E+02</text:p>
          </table:table-cell>
          <table:table-cell/>
          <table:table-cell office:value-type="string" calcext:value-type="string">
            <text:p>edge 14 14393</text:p>
          </table:table-cell>
          <table:table-cell office:value-type="string" calcext:value-type="string">
            <text:p>sMdAPE</text:p>
          </table:table-cell>
          <table:table-cell office:value-type="float" office:value="5.2764" calcext:value-type="float">
            <text:p>5,28E+00</text:p>
          </table:table-cell>
          <table:table-cell office:value-type="float" office:value="110.12" calcext:value-type="float">
            <text:p>1,10E+02</text:p>
          </table:table-cell>
        </table:table-row>
        <table:table-row table:style-name="ro1">
          <table:table-cell office:value-type="string" calcext:value-type="string">
            <text:p>chrome 55 0 2883 87 windows</text:p>
          </table:table-cell>
          <table:table-cell office:value-type="string" calcext:value-type="string">
            <text:p>sMdAPE</text:p>
          </table:table-cell>
          <table:table-cell office:value-type="float" office:value="1.1301" calcext:value-type="float">
            <text:p>1,13E+00</text:p>
          </table:table-cell>
          <table:table-cell office:value-type="float" office:value="0.50654" calcext:value-type="float">
            <text:p>5,07E-01</text:p>
          </table:table-cell>
          <table:table-cell/>
          <table:table-cell office:value-type="string" calcext:value-type="string">
            <text:p>safari 10 0 2 macs</text:p>
          </table:table-cell>
          <table:table-cell office:value-type="string" calcext:value-type="string">
            <text:p>sMdAPE</text:p>
          </table:table-cell>
          <table:table-cell office:value-type="float" office:value="7.8249" calcext:value-type="float">
            <text:p>7,82E+00</text:p>
          </table:table-cell>
          <table:table-cell office:value-type="float" office:value="525.8" calcext:value-type="float">
            <text:p>5,26E+0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irefox 50 1 0 macs</text:p>
          </table:table-cell>
          <table:table-cell office:value-type="string" calcext:value-type="string">
            <text:p>MASE</text:p>
          </table:table-cell>
          <table:table-cell office:value-type="float" office:value="1.2372" calcext:value-type="float">
            <text:p>1,24E+00</text:p>
          </table:table-cell>
          <table:table-cell office:value-type="float" office:value="0.42639" calcext:value-type="float">
            <text:p>4,26E-01</text:p>
          </table:table-cell>
          <table:table-cell/>
          <table:table-cell office:value-type="string" calcext:value-type="string">
            <text:p>chromium 51 0 2704 79 linuxes</text:p>
          </table:table-cell>
          <table:table-cell office:value-type="string" calcext:value-type="string">
            <text:p>MASE</text:p>
          </table:table-cell>
          <table:table-cell office:value-type="float" office:value="1.1587" calcext:value-type="float">
            <text:p>1,16E+00</text:p>
          </table:table-cell>
          <table:table-cell office:value-type="float" office:value="0.069128" calcext:value-type="float">
            <text:p>6,91E-02</text:p>
          </table:table-cell>
        </table:table-row>
        <table:table-row table:style-name="ro1">
          <table:table-cell office:value-type="string" calcext:value-type="string">
            <text:p>safari 10 0 2 macs</text:p>
          </table:table-cell>
          <table:table-cell office:value-type="string" calcext:value-type="string">
            <text:p>MASE</text:p>
          </table:table-cell>
          <table:table-cell office:value-type="float" office:value="8.705" calcext:value-type="float">
            <text:p>8,71E+00</text:p>
          </table:table-cell>
          <table:table-cell office:value-type="float" office:value="485.36" calcext:value-type="float">
            <text:p>4,85E+02</text:p>
          </table:table-cell>
          <table:table-cell/>
          <table:table-cell office:value-type="string" calcext:value-type="string">
            <text:p>firefox 50 1 0 macs</text:p>
          </table:table-cell>
          <table:table-cell office:value-type="string" calcext:value-type="string">
            <text:p>MASE</text:p>
          </table:table-cell>
          <table:table-cell office:value-type="float" office:value="1.2372" calcext:value-type="float">
            <text:p>1,24E+00</text:p>
          </table:table-cell>
          <table:table-cell office:value-type="float" office:value="0.42639" calcext:value-type="float">
            <text:p>4,26E-01</text:p>
          </table:table-cell>
        </table:table-row>
        <table:table-row table:style-name="ro1">
          <table:table-cell office:value-type="string" calcext:value-type="string">
            <text:p>firefox 47 0 linuxes</text:p>
          </table:table-cell>
          <table:table-cell office:value-type="string" calcext:value-type="string">
            <text:p>MASE</text:p>
          </table:table-cell>
          <table:table-cell office:value-type="float" office:value="1.2465" calcext:value-type="float">
            <text:p>1,25E+00</text:p>
          </table:table-cell>
          <table:table-cell office:value-type="float" office:value="0.13339" calcext:value-type="float">
            <text:p>1,33E-01</text:p>
          </table:table-cell>
          <table:table-cell/>
          <table:table-cell office:value-type="string" calcext:value-type="string">
            <text:p>firefox 47 0 linuxes</text:p>
          </table:table-cell>
          <table:table-cell office:value-type="string" calcext:value-type="string">
            <text:p>MASE</text:p>
          </table:table-cell>
          <table:table-cell office:value-type="float" office:value="1.2465" calcext:value-type="float">
            <text:p>1,25E+00</text:p>
          </table:table-cell>
          <table:table-cell office:value-type="float" office:value="0.13339" calcext:value-type="float">
            <text:p>1,33E-01</text:p>
          </table:table-cell>
        </table:table-row>
        <table:table-row table:style-name="ro1">
          <table:table-cell office:value-type="string" calcext:value-type="string">
            <text:p>chromium 51 0 2704 79 linuxes</text:p>
          </table:table-cell>
          <table:table-cell office:value-type="string" calcext:value-type="string">
            <text:p>MASE</text:p>
          </table:table-cell>
          <table:table-cell office:value-type="float" office:value="1.1587" calcext:value-type="float">
            <text:p>1,16E+00</text:p>
          </table:table-cell>
          <table:table-cell office:value-type="float" office:value="0.069128" calcext:value-type="float">
            <text:p>6,91E-02</text:p>
          </table:table-cell>
          <table:table-cell/>
          <table:table-cell office:value-type="string" calcext:value-type="string">
            <text:p>firefox 50 1 0 androids</text:p>
          </table:table-cell>
          <table:table-cell office:value-type="string" calcext:value-type="string">
            <text:p>MASE</text:p>
          </table:table-cell>
          <table:table-cell office:value-type="float" office:value="1.2983" calcext:value-type="float">
            <text:p>1,30E+00</text:p>
          </table:table-cell>
          <table:table-cell office:value-type="float" office:value="0.45252" calcext:value-type="float">
            <text:p>4,53E-01</text:p>
          </table:table-cell>
        </table:table-row>
        <table:table-row table:style-name="ro1">
          <table:table-cell office:value-type="string" calcext:value-type="string">
            <text:p>firefox 50 1 0 androids</text:p>
          </table:table-cell>
          <table:table-cell office:value-type="string" calcext:value-type="string">
            <text:p>MASE</text:p>
          </table:table-cell>
          <table:table-cell office:value-type="float" office:value="1.2983" calcext:value-type="float">
            <text:p>1,30E+00</text:p>
          </table:table-cell>
          <table:table-cell office:value-type="float" office:value="0.45252" calcext:value-type="float">
            <text:p>4,53E-01</text:p>
          </table:table-cell>
          <table:table-cell/>
          <table:table-cell office:value-type="string" calcext:value-type="string">
            <text:p>chrome 55 0 2883 87 windows</text:p>
          </table:table-cell>
          <table:table-cell office:value-type="string" calcext:value-type="string">
            <text:p>MASE</text:p>
          </table:table-cell>
          <table:table-cell office:value-type="float" office:value="1.4348" calcext:value-type="float">
            <text:p>1,43E+00</text:p>
          </table:table-cell>
          <table:table-cell office:value-type="float" office:value="0.88092" calcext:value-type="float">
            <text:p>8,81E-01</text:p>
          </table:table-cell>
        </table:table-row>
        <table:table-row table:style-name="ro1">
          <table:table-cell office:value-type="string" calcext:value-type="string">
            <text:p>chrome 55 0 2883 95 macs</text:p>
          </table:table-cell>
          <table:table-cell office:value-type="string" calcext:value-type="string">
            <text:p>MASE</text:p>
          </table:table-cell>
          <table:table-cell office:value-type="float" office:value="1.5109" calcext:value-type="float">
            <text:p>1,51E+00</text:p>
          </table:table-cell>
          <table:table-cell office:value-type="float" office:value="0.10821" calcext:value-type="float">
            <text:p>1,08E-01</text:p>
          </table:table-cell>
          <table:table-cell/>
          <table:table-cell office:value-type="string" calcext:value-type="string">
            <text:p>chrome 55 0 2883 95 macs</text:p>
          </table:table-cell>
          <table:table-cell office:value-type="string" calcext:value-type="string">
            <text:p>MASE</text:p>
          </table:table-cell>
          <table:table-cell office:value-type="float" office:value="1.5109" calcext:value-type="float">
            <text:p>1,51E+00</text:p>
          </table:table-cell>
          <table:table-cell office:value-type="float" office:value="0.10821" calcext:value-type="float">
            <text:p>1,08E-01</text:p>
          </table:table-cell>
        </table:table-row>
        <table:table-row table:style-name="ro1">
          <table:table-cell office:value-type="string" calcext:value-type="string">
            <text:p>edge 14 14393</text:p>
          </table:table-cell>
          <table:table-cell office:value-type="string" calcext:value-type="string">
            <text:p>MASE</text:p>
          </table:table-cell>
          <table:table-cell office:value-type="float" office:value="5.854" calcext:value-type="float">
            <text:p>5,85E+00</text:p>
          </table:table-cell>
          <table:table-cell office:value-type="float" office:value="75.179" calcext:value-type="float">
            <text:p>7,52E+01</text:p>
          </table:table-cell>
          <table:table-cell/>
          <table:table-cell office:value-type="string" calcext:value-type="string">
            <text:p>edge 14 14393</text:p>
          </table:table-cell>
          <table:table-cell office:value-type="string" calcext:value-type="string">
            <text:p>MASE</text:p>
          </table:table-cell>
          <table:table-cell office:value-type="float" office:value="5.854" calcext:value-type="float">
            <text:p>5,85E+00</text:p>
          </table:table-cell>
          <table:table-cell office:value-type="float" office:value="75.179" calcext:value-type="float">
            <text:p>7,52E+01</text:p>
          </table:table-cell>
        </table:table-row>
        <table:table-row table:style-name="ro1">
          <table:table-cell office:value-type="string" calcext:value-type="string">
            <text:p>chrome 55 0 2883 87 windows</text:p>
          </table:table-cell>
          <table:table-cell office:value-type="string" calcext:value-type="string">
            <text:p>MASE</text:p>
          </table:table-cell>
          <table:table-cell office:value-type="float" office:value="1.4348" calcext:value-type="float">
            <text:p>1,43E+00</text:p>
          </table:table-cell>
          <table:table-cell office:value-type="float" office:value="0.88092" calcext:value-type="float">
            <text:p>8,81E-01</text:p>
          </table:table-cell>
          <table:table-cell/>
          <table:table-cell office:value-type="string" calcext:value-type="string">
            <text:p>safari 10 0 2 macs</text:p>
          </table:table-cell>
          <table:table-cell office:value-type="string" calcext:value-type="string">
            <text:p>MASE</text:p>
          </table:table-cell>
          <table:table-cell office:value-type="float" office:value="8.705" calcext:value-type="float">
            <text:p>8,71E+00</text:p>
          </table:table-cell>
          <table:table-cell office:value-type="float" office:value="485.36" calcext:value-type="float">
            <text:p>4,85E+0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irefox 50 1 0 macs</text:p>
          </table:table-cell>
          <table:table-cell office:value-type="string" calcext:value-type="string">
            <text:p>RMSSE</text:p>
          </table:table-cell>
          <table:table-cell office:value-type="float" office:value="1.5924" calcext:value-type="float">
            <text:p>1,59E+00</text:p>
          </table:table-cell>
          <table:table-cell office:value-type="float" office:value="0.58509" calcext:value-type="float">
            <text:p>5,85E-01</text:p>
          </table:table-cell>
          <table:table-cell/>
          <table:table-cell office:value-type="string" calcext:value-type="string">
            <text:p>chromium 51 0 2704 79 linuxes</text:p>
          </table:table-cell>
          <table:table-cell office:value-type="string" calcext:value-type="string">
            <text:p>RMSSE</text:p>
          </table:table-cell>
          <table:table-cell office:value-type="float" office:value="1.4807" calcext:value-type="float">
            <text:p>1,48E+00</text:p>
          </table:table-cell>
          <table:table-cell office:value-type="float" office:value="0.094805" calcext:value-type="float">
            <text:p>9,48E-02</text:p>
          </table:table-cell>
        </table:table-row>
        <table:table-row table:style-name="ro1">
          <table:table-cell office:value-type="string" calcext:value-type="string">
            <text:p>safari 10 0 2 macs</text:p>
          </table:table-cell>
          <table:table-cell office:value-type="string" calcext:value-type="string">
            <text:p>RMSSE</text:p>
          </table:table-cell>
          <table:table-cell office:value-type="float" office:value="10.581" calcext:value-type="float">
            <text:p>1,06E+01</text:p>
          </table:table-cell>
          <table:table-cell office:value-type="float" office:value="663.88" calcext:value-type="float">
            <text:p>6,64E+02</text:p>
          </table:table-cell>
          <table:table-cell/>
          <table:table-cell office:value-type="string" calcext:value-type="string">
            <text:p>firefox 47 0 linuxes</text:p>
          </table:table-cell>
          <table:table-cell office:value-type="string" calcext:value-type="string">
            <text:p>RMSSE</text:p>
          </table:table-cell>
          <table:table-cell office:value-type="float" office:value="1.5824" calcext:value-type="float">
            <text:p>1,58E+00</text:p>
          </table:table-cell>
          <table:table-cell office:value-type="float" office:value="0.15299" calcext:value-type="float">
            <text:p>1,53E-01</text:p>
          </table:table-cell>
        </table:table-row>
        <table:table-row table:style-name="ro1">
          <table:table-cell office:value-type="string" calcext:value-type="string">
            <text:p>firefox 47 0 linuxes</text:p>
          </table:table-cell>
          <table:table-cell office:value-type="string" calcext:value-type="string">
            <text:p>RMSSE</text:p>
          </table:table-cell>
          <table:table-cell office:value-type="float" office:value="1.5824" calcext:value-type="float">
            <text:p>1,58E+00</text:p>
          </table:table-cell>
          <table:table-cell office:value-type="float" office:value="0.15299" calcext:value-type="float">
            <text:p>1,53E-01</text:p>
          </table:table-cell>
          <table:table-cell/>
          <table:table-cell office:value-type="string" calcext:value-type="string">
            <text:p>firefox 50 1 0 macs</text:p>
          </table:table-cell>
          <table:table-cell office:value-type="string" calcext:value-type="string">
            <text:p>RMSSE</text:p>
          </table:table-cell>
          <table:table-cell office:value-type="float" office:value="1.5924" calcext:value-type="float">
            <text:p>1,59E+00</text:p>
          </table:table-cell>
          <table:table-cell office:value-type="float" office:value="0.58509" calcext:value-type="float">
            <text:p>5,85E-01</text:p>
          </table:table-cell>
        </table:table-row>
        <table:table-row table:style-name="ro1">
          <table:table-cell office:value-type="string" calcext:value-type="string">
            <text:p>chromium 51 0 2704 79 linuxes</text:p>
          </table:table-cell>
          <table:table-cell office:value-type="string" calcext:value-type="string">
            <text:p>RMSSE</text:p>
          </table:table-cell>
          <table:table-cell office:value-type="float" office:value="1.4807" calcext:value-type="float">
            <text:p>1,48E+00</text:p>
          </table:table-cell>
          <table:table-cell office:value-type="float" office:value="0.094805" calcext:value-type="float">
            <text:p>9,48E-02</text:p>
          </table:table-cell>
          <table:table-cell/>
          <table:table-cell office:value-type="string" calcext:value-type="string">
            <text:p>firefox 50 1 0 androids</text:p>
          </table:table-cell>
          <table:table-cell office:value-type="string" calcext:value-type="string">
            <text:p>RMSSE</text:p>
          </table:table-cell>
          <table:table-cell office:value-type="float" office:value="1.637" calcext:value-type="float">
            <text:p>1,64E+00</text:p>
          </table:table-cell>
          <table:table-cell office:value-type="float" office:value="0.62485" calcext:value-type="float">
            <text:p>6,25E-01</text:p>
          </table:table-cell>
        </table:table-row>
        <table:table-row table:style-name="ro1">
          <table:table-cell office:value-type="string" calcext:value-type="string">
            <text:p>firefox 50 1 0 androids</text:p>
          </table:table-cell>
          <table:table-cell office:value-type="string" calcext:value-type="string">
            <text:p>RMSSE</text:p>
          </table:table-cell>
          <table:table-cell office:value-type="float" office:value="1.637" calcext:value-type="float">
            <text:p>1,64E+00</text:p>
          </table:table-cell>
          <table:table-cell office:value-type="float" office:value="0.62485" calcext:value-type="float">
            <text:p>6,25E-01</text:p>
          </table:table-cell>
          <table:table-cell/>
          <table:table-cell office:value-type="string" calcext:value-type="string">
            <text:p>chrome 55 0 2883 87 windows</text:p>
          </table:table-cell>
          <table:table-cell office:value-type="string" calcext:value-type="string">
            <text:p>RMSSE</text:p>
          </table:table-cell>
          <table:table-cell office:value-type="float" office:value="1.7943" calcext:value-type="float">
            <text:p>1,79E+00</text:p>
          </table:table-cell>
          <table:table-cell office:value-type="float" office:value="1.1749" calcext:value-type="float">
            <text:p>1,17E+00</text:p>
          </table:table-cell>
        </table:table-row>
        <table:table-row table:style-name="ro1">
          <table:table-cell office:value-type="string" calcext:value-type="string">
            <text:p>chrome 55 0 2883 95 macs</text:p>
          </table:table-cell>
          <table:table-cell office:value-type="string" calcext:value-type="string">
            <text:p>RMSSE</text:p>
          </table:table-cell>
          <table:table-cell office:value-type="float" office:value="1.8657" calcext:value-type="float">
            <text:p>1,87E+00</text:p>
          </table:table-cell>
          <table:table-cell office:value-type="float" office:value="0.17265" calcext:value-type="float">
            <text:p>1,73E-01</text:p>
          </table:table-cell>
          <table:table-cell/>
          <table:table-cell office:value-type="string" calcext:value-type="string">
            <text:p>chrome 55 0 2883 95 macs</text:p>
          </table:table-cell>
          <table:table-cell office:value-type="string" calcext:value-type="string">
            <text:p>RMSSE</text:p>
          </table:table-cell>
          <table:table-cell office:value-type="float" office:value="1.8657" calcext:value-type="float">
            <text:p>1,87E+00</text:p>
          </table:table-cell>
          <table:table-cell office:value-type="float" office:value="0.17265" calcext:value-type="float">
            <text:p>1,73E-01</text:p>
          </table:table-cell>
        </table:table-row>
        <table:table-row table:style-name="ro1">
          <table:table-cell office:value-type="string" calcext:value-type="string">
            <text:p>edge 14 14393</text:p>
          </table:table-cell>
          <table:table-cell office:value-type="string" calcext:value-type="string">
            <text:p>RMSSE</text:p>
          </table:table-cell>
          <table:table-cell office:value-type="float" office:value="6.9934" calcext:value-type="float">
            <text:p>6,99E+00</text:p>
          </table:table-cell>
          <table:table-cell office:value-type="float" office:value="95.752" calcext:value-type="float">
            <text:p>9,58E+01</text:p>
          </table:table-cell>
          <table:table-cell/>
          <table:table-cell office:value-type="string" calcext:value-type="string">
            <text:p>edge 14 14393</text:p>
          </table:table-cell>
          <table:table-cell office:value-type="string" calcext:value-type="string">
            <text:p>RMSSE</text:p>
          </table:table-cell>
          <table:table-cell office:value-type="float" office:value="6.9934" calcext:value-type="float">
            <text:p>6,99E+00</text:p>
          </table:table-cell>
          <table:table-cell office:value-type="float" office:value="95.752" calcext:value-type="float">
            <text:p>9,58E+01</text:p>
          </table:table-cell>
        </table:table-row>
        <table:table-row table:style-name="ro1">
          <table:table-cell office:value-type="string" calcext:value-type="string">
            <text:p>chrome 55 0 2883 87 windows</text:p>
          </table:table-cell>
          <table:table-cell office:value-type="string" calcext:value-type="string">
            <text:p>RMSSE</text:p>
          </table:table-cell>
          <table:table-cell office:value-type="float" office:value="1.7943" calcext:value-type="float">
            <text:p>1,79E+00</text:p>
          </table:table-cell>
          <table:table-cell office:value-type="float" office:value="1.1749" calcext:value-type="float">
            <text:p>1,17E+00</text:p>
          </table:table-cell>
          <table:table-cell/>
          <table:table-cell office:value-type="string" calcext:value-type="string">
            <text:p>safari 10 0 2 macs</text:p>
          </table:table-cell>
          <table:table-cell office:value-type="string" calcext:value-type="string">
            <text:p>RMSSE</text:p>
          </table:table-cell>
          <table:table-cell office:value-type="float" office:value="10.581" calcext:value-type="float">
            <text:p>1,06E+01</text:p>
          </table:table-cell>
          <table:table-cell office:value-type="float" office:value="663.88" calcext:value-type="float">
            <text:p>6,64E+0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irefox 50 1 0 macs</text:p>
          </table:table-cell>
          <table:table-cell office:value-type="string" calcext:value-type="string">
            <text:p>MdASE</text:p>
          </table:table-cell>
          <table:table-cell office:value-type="float" office:value="0.99575" calcext:value-type="float">
            <text:p>9,96E-01</text:p>
          </table:table-cell>
          <table:table-cell office:value-type="float" office:value="0.37604" calcext:value-type="float">
            <text:p>3,76E-01</text:p>
          </table:table-cell>
          <table:table-cell/>
          <table:table-cell office:value-type="string" calcext:value-type="string">
            <text:p><text:s/>chromium 51 0 2704 79 linuxes</text:p>
          </table:table-cell>
          <table:table-cell office:value-type="string" calcext:value-type="string">
            <text:p>MdASE</text:p>
          </table:table-cell>
          <table:table-cell office:value-type="float" office:value="0.93904" calcext:value-type="float">
            <text:p>9,39E-01</text:p>
          </table:table-cell>
          <table:table-cell office:value-type="float" office:value="0.053128" calcext:value-type="float">
            <text:p>5,31E-02</text:p>
          </table:table-cell>
        </table:table-row>
        <table:table-row table:style-name="ro1">
          <table:table-cell office:value-type="string" calcext:value-type="string">
            <text:p>safari 10 0 2 macs</text:p>
          </table:table-cell>
          <table:table-cell office:value-type="string" calcext:value-type="string">
            <text:p>MdASE</text:p>
          </table:table-cell>
          <table:table-cell office:value-type="float" office:value="8.6316" calcext:value-type="float">
            <text:p>8,63E+00</text:p>
          </table:table-cell>
          <table:table-cell office:value-type="float" office:value="655.43" calcext:value-type="float">
            <text:p>6,55E+02</text:p>
          </table:table-cell>
          <table:table-cell/>
          <table:table-cell office:value-type="string" calcext:value-type="string">
            <text:p><text:s/>firefox 50 1 0 macs</text:p>
          </table:table-cell>
          <table:table-cell office:value-type="string" calcext:value-type="string">
            <text:p>MdASE</text:p>
          </table:table-cell>
          <table:table-cell office:value-type="float" office:value="0.99575" calcext:value-type="float">
            <text:p>9,96E-01</text:p>
          </table:table-cell>
          <table:table-cell office:value-type="float" office:value="0.37604" calcext:value-type="float">
            <text:p>3,76E-01</text:p>
          </table:table-cell>
        </table:table-row>
        <table:table-row table:style-name="ro1">
          <table:table-cell office:value-type="string" calcext:value-type="string">
            <text:p>firefox 47 0 linuxes</text:p>
          </table:table-cell>
          <table:table-cell office:value-type="string" calcext:value-type="string">
            <text:p>MdASE</text:p>
          </table:table-cell>
          <table:table-cell office:value-type="float" office:value="1.0219" calcext:value-type="float">
            <text:p>1,02E+00</text:p>
          </table:table-cell>
          <table:table-cell office:value-type="float" office:value="0.22197" calcext:value-type="float">
            <text:p>2,22E-01</text:p>
          </table:table-cell>
          <table:table-cell/>
          <table:table-cell office:value-type="string" calcext:value-type="string">
            <text:p><text:s/>firefox 47 0 linuxes</text:p>
          </table:table-cell>
          <table:table-cell office:value-type="string" calcext:value-type="string">
            <text:p>MdASE</text:p>
          </table:table-cell>
          <table:table-cell office:value-type="float" office:value="1.0219" calcext:value-type="float">
            <text:p>1,02E+00</text:p>
          </table:table-cell>
          <table:table-cell office:value-type="float" office:value="0.22197" calcext:value-type="float">
            <text:p>2,22E-01</text:p>
          </table:table-cell>
        </table:table-row>
        <table:table-row table:style-name="ro1">
          <table:table-cell office:value-type="string" calcext:value-type="string">
            <text:p>chromium 51 0 2704 79 linuxes</text:p>
          </table:table-cell>
          <table:table-cell office:value-type="string" calcext:value-type="string">
            <text:p>MdASE</text:p>
          </table:table-cell>
          <table:table-cell office:value-type="float" office:value="0.93904" calcext:value-type="float">
            <text:p>9,39E-01</text:p>
          </table:table-cell>
          <table:table-cell office:value-type="float" office:value="0.053128" calcext:value-type="float">
            <text:p>5,31E-02</text:p>
          </table:table-cell>
          <table:table-cell/>
          <table:table-cell office:value-type="string" calcext:value-type="string">
            <text:p><text:s/>firefox 50 1 0 androids</text:p>
          </table:table-cell>
          <table:table-cell office:value-type="string" calcext:value-type="string">
            <text:p>MdASE</text:p>
          </table:table-cell>
          <table:table-cell office:value-type="float" office:value="1.0661" calcext:value-type="float">
            <text:p>1,07E+00</text:p>
          </table:table-cell>
          <table:table-cell office:value-type="float" office:value="0.37747" calcext:value-type="float">
            <text:p>3,77E-01</text:p>
          </table:table-cell>
        </table:table-row>
        <table:table-row table:style-name="ro1">
          <table:table-cell office:value-type="string" calcext:value-type="string">
            <text:p>firefox 50 1 0 androids</text:p>
          </table:table-cell>
          <table:table-cell office:value-type="string" calcext:value-type="string">
            <text:p>MdASE</text:p>
          </table:table-cell>
          <table:table-cell office:value-type="float" office:value="1.0661" calcext:value-type="float">
            <text:p>1,07E+00</text:p>
          </table:table-cell>
          <table:table-cell office:value-type="float" office:value="0.37747" calcext:value-type="float">
            <text:p>3,77E-01</text:p>
          </table:table-cell>
          <table:table-cell/>
          <table:table-cell office:value-type="string" calcext:value-type="string">
            <text:p><text:s/>chrome 55 0 2883 87 windows</text:p>
          </table:table-cell>
          <table:table-cell office:value-type="string" calcext:value-type="string">
            <text:p>MdASE</text:p>
          </table:table-cell>
          <table:table-cell office:value-type="float" office:value="1.2382" calcext:value-type="float">
            <text:p>1,24E+00</text:p>
          </table:table-cell>
          <table:table-cell office:value-type="float" office:value="0.9393" calcext:value-type="float">
            <text:p>9,39E-01</text:p>
          </table:table-cell>
        </table:table-row>
        <table:table-row table:style-name="ro1">
          <table:table-cell office:value-type="string" calcext:value-type="string">
            <text:p>chrome 55 0 2883 95 macs</text:p>
          </table:table-cell>
          <table:table-cell office:value-type="string" calcext:value-type="string">
            <text:p>MdASE</text:p>
          </table:table-cell>
          <table:table-cell office:value-type="float" office:value="1.3548" calcext:value-type="float">
            <text:p>1,35E+00</text:p>
          </table:table-cell>
          <table:table-cell office:value-type="float" office:value="0.084368" calcext:value-type="float">
            <text:p>8,44E-02</text:p>
          </table:table-cell>
          <table:table-cell/>
          <table:table-cell office:value-type="string" calcext:value-type="string">
            <text:p><text:s/>chrome 55 0 2883 95 macs</text:p>
          </table:table-cell>
          <table:table-cell office:value-type="string" calcext:value-type="string">
            <text:p>MdASE</text:p>
          </table:table-cell>
          <table:table-cell office:value-type="float" office:value="1.3548" calcext:value-type="float">
            <text:p>1,35E+00</text:p>
          </table:table-cell>
          <table:table-cell office:value-type="float" office:value="0.084368" calcext:value-type="float">
            <text:p>8,44E-02</text:p>
          </table:table-cell>
        </table:table-row>
        <table:table-row table:style-name="ro1">
          <table:table-cell office:value-type="string" calcext:value-type="string">
            <text:p>edge 14 14393</text:p>
          </table:table-cell>
          <table:table-cell office:value-type="string" calcext:value-type="string">
            <text:p>MdASE</text:p>
          </table:table-cell>
          <table:table-cell office:value-type="float" office:value="5.5845" calcext:value-type="float">
            <text:p>5,58E+00</text:p>
          </table:table-cell>
          <table:table-cell office:value-type="float" office:value="118.49" calcext:value-type="float">
            <text:p>1,18E+02</text:p>
          </table:table-cell>
          <table:table-cell/>
          <table:table-cell office:value-type="string" calcext:value-type="string">
            <text:p><text:s/>edge 14 14393</text:p>
          </table:table-cell>
          <table:table-cell office:value-type="string" calcext:value-type="string">
            <text:p>MdASE</text:p>
          </table:table-cell>
          <table:table-cell office:value-type="float" office:value="5.5845" calcext:value-type="float">
            <text:p>5,58E+00</text:p>
          </table:table-cell>
          <table:table-cell office:value-type="float" office:value="118.49" calcext:value-type="float">
            <text:p>1,18E+02</text:p>
          </table:table-cell>
        </table:table-row>
        <table:table-row table:style-name="ro1">
          <table:table-cell office:value-type="string" calcext:value-type="string">
            <text:p>chrome 55 0 2883 87 windows</text:p>
          </table:table-cell>
          <table:table-cell office:value-type="string" calcext:value-type="string">
            <text:p>MdASE</text:p>
          </table:table-cell>
          <table:table-cell office:value-type="float" office:value="1.2382" calcext:value-type="float">
            <text:p>1,24E+00</text:p>
          </table:table-cell>
          <table:table-cell office:value-type="float" office:value="0.9393" calcext:value-type="float">
            <text:p>9,39E-01</text:p>
          </table:table-cell>
          <table:table-cell/>
          <table:table-cell office:value-type="string" calcext:value-type="string">
            <text:p><text:s/>safari 10 0 2 macs</text:p>
          </table:table-cell>
          <table:table-cell office:value-type="string" calcext:value-type="string">
            <text:p>MdASE</text:p>
          </table:table-cell>
          <table:table-cell office:value-type="float" office:value="8.6316" calcext:value-type="float">
            <text:p>8,63E+00</text:p>
          </table:table-cell>
          <table:table-cell office:value-type="float" office:value="655.43" calcext:value-type="float">
            <text:p>6,55E+02</text:p>
          </table:table-cell>
        </table:table-row>
      </table:table>
      <table:named-expressions/>
      <table:database-ranges>
        <table:database-range table:name="__Anonymous_Sheet_DB__0" table:target-range-address="Sheet4.F122:Sheet4.I12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 style:data-style-name="N2" text:time-value="23:28:00.66715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22:15:58.133329000</meta:creation-date>
    <dc:date>2017-01-08T23:54:12.601773000</dc:date>
    <meta:editing-duration>PT2H29M57S</meta:editing-duration>
    <meta:editing-cycles>10</meta:editing-cycles>
    <meta:generator>LibreOffice/5.0.6.3$MacOSX_X86_64 LibreOffice_project/490fc03b25318460cfc54456516ea2519c11d1aa</meta:generator>
    <meta:document-statistic meta:table-count="1" meta:cell-count="834" meta:object-count="0"/>
  </office:meta>
</office:document-meta>
</file>